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6pt" fo:font-weight="bold" officeooo:rsid="0010cf53" officeooo:paragraph-rsid="00169d94" style:font-size-asian="16pt" style:font-weight-asian="bold" style:font-size-complex="16pt" style:font-weight-complex="bold"/>
    </style:style>
    <style:style style:name="P2" style:family="paragraph" style:parent-style-name="Standard">
      <style:paragraph-properties fo:line-height="115%"/>
      <style:text-properties fo:font-size="16pt" fo:font-weight="bold" officeooo:rsid="0010cf53" officeooo:paragraph-rsid="00169d94" style:font-size-asian="16pt" style:font-weight-asian="bold" style:font-size-complex="16pt" style:font-weight-complex="bold"/>
    </style:style>
    <style:style style:name="P3" style:family="paragraph" style:parent-style-name="Standard">
      <style:text-properties fo:font-size="16pt" fo:font-weight="bold" officeooo:paragraph-rsid="00169d94" style:font-size-asian="16pt" style:font-weight-asian="bold" style:font-size-complex="16pt" style:font-weight-complex="bold"/>
    </style:style>
    <style:style style:name="P4" style:family="paragraph" style:parent-style-name="Standard">
      <style:text-properties fo:font-size="16pt" fo:font-weight="bold" officeooo:rsid="00218d59" officeooo:paragraph-rsid="00218d59" style:font-size-asian="16pt" style:font-weight-asian="bold" style:font-size-complex="16pt" style:font-weight-complex="bold"/>
    </style:style>
    <style:style style:name="P5" style:family="paragraph" style:parent-style-name="Standard">
      <style:text-properties fo:font-size="16pt" fo:font-weight="normal" officeooo:rsid="0010cf53" officeooo:paragraph-rsid="00169d94" style:font-size-asian="16pt" style:font-weight-asian="normal" style:font-size-complex="16pt" style:font-weight-complex="normal"/>
    </style:style>
    <style:style style:name="P6" style:family="paragraph" style:parent-style-name="Standard">
      <style:paragraph-properties fo:line-height="100%"/>
      <style:text-properties fo:font-size="16pt" fo:font-weight="normal" officeooo:rsid="0010cf53" officeooo:paragraph-rsid="00218d59" style:font-size-asian="16pt" style:font-weight-asian="normal" style:font-size-complex="16pt" style:font-weight-complex="normal"/>
    </style:style>
    <style:style style:name="P7" style:family="paragraph" style:parent-style-name="Standard">
      <style:text-properties fo:font-size="16pt" fo:font-weight="normal" officeooo:rsid="00218d59" officeooo:paragraph-rsid="00169d94" style:font-size-asian="16pt" style:font-weight-asian="normal" style:font-size-complex="16pt" style:font-weight-complex="normal"/>
    </style:style>
    <style:style style:name="P8" style:family="paragraph" style:parent-style-name="Standard">
      <style:text-properties fo:font-size="16pt" fo:font-weight="normal" officeooo:rsid="00218d59" officeooo:paragraph-rsid="00218d59" style:font-size-asian="16pt" style:font-weight-asian="normal" style:font-size-complex="16pt" style:font-weight-complex="normal"/>
    </style:style>
    <style:style style:name="P9" style:family="paragraph" style:parent-style-name="Standard">
      <style:text-properties fo:font-variant="normal" fo:text-transform="none" fo:color="#000000" style:text-line-through-style="none" style:text-line-through-type="none" style:font-name="Liberation Mono" fo:font-size="18pt" fo:font-style="normal" style:text-underline-style="solid" style:text-underline-width="auto" style:text-underline-color="font-color" fo:font-weight="bold" officeooo:rsid="0017bf22" officeooo:paragraph-rsid="0017bf22" style:text-blinking="false" fo:background-color="transparent" style:font-size-asian="15.75pt" style:font-weight-asian="bold" style:font-size-complex="18pt" style:font-weight-complex="bold"/>
    </style:style>
    <style:style style:name="P10" style:family="paragraph" style:parent-style-name="Standard">
      <style:text-properties fo:font-variant="normal" fo:text-transform="none" fo:color="#000000" style:text-line-through-style="none" style:text-line-through-type="none" style:font-name="Linux Libertine O" fo:font-size="40pt" fo:font-style="normal" style:text-underline-style="none" fo:font-weight="bold" officeooo:rsid="00169d94" officeooo:paragraph-rsid="00169d94" style:text-blinking="false" fo:background-color="transparent" style:font-size-asian="40pt" style:font-weight-asian="bold" style:font-size-complex="40pt" style:font-weight-complex="bold"/>
    </style:style>
    <style:style style:name="P11" style:family="paragraph" style:parent-style-name="Standard">
      <style:paragraph-properties fo:orphans="2" fo:widows="2"/>
      <style:text-properties fo:font-variant="normal" fo:text-transform="none" fo:color="#000000" style:font-name="Times New Roman" fo:font-size="14pt" fo:letter-spacing="normal" fo:font-style="normal" fo:font-weight="normal" officeooo:paragraph-rsid="0018d6ba"/>
    </style:style>
    <style:style style:name="P12" style:family="paragraph" style:parent-style-name="Standard">
      <style:paragraph-properties fo:orphans="2" fo:widows="2"/>
      <style:text-properties fo:font-variant="normal" fo:text-transform="none" fo:color="#000000" style:font-name="Times New Roman" fo:font-size="14pt" fo:letter-spacing="normal" fo:font-style="normal" fo:font-weight="normal" officeooo:paragraph-rsid="001d9b52"/>
    </style:style>
    <style:style style:name="P13" style:family="paragraph" style:parent-style-name="Standard">
      <style:paragraph-properties fo:orphans="2" fo:widows="2"/>
      <style:text-properties fo:font-variant="normal" fo:text-transform="none" style:font-name="Liberation Serif" fo:font-size="15pt" fo:letter-spacing="normal" fo:font-style="normal" style:text-underline-style="none" fo:font-weight="normal" officeooo:rsid="00122dd2" officeooo:paragraph-rsid="00208d89" style:font-size-asian="15pt" style:font-weight-asian="normal" style:font-size-complex="15pt" style:font-weight-complex="normal"/>
    </style:style>
    <style:style style:name="P14" style:family="paragraph" style:parent-style-name="Standard">
      <style:paragraph-properties fo:orphans="2" fo:widows="2"/>
      <style:text-properties fo:font-variant="normal" fo:text-transform="none" style:font-name="Liberation Serif" fo:font-size="15pt" fo:letter-spacing="normal" fo:font-style="normal" style:text-underline-style="none" fo:font-weight="normal" officeooo:rsid="00218d59" officeooo:paragraph-rsid="00218d59" style:font-size-asian="15pt" style:font-weight-asian="normal" style:font-size-complex="15pt" style:font-weight-complex="normal"/>
    </style:style>
    <style:style style:name="P15" style:family="paragraph" style:parent-style-name="Standard">
      <style:paragraph-properties fo:orphans="2" fo:widows="2"/>
      <style:text-properties fo:font-variant="normal" fo:text-transform="none" style:font-name="Liberation Serif" fo:font-size="15pt" fo:letter-spacing="normal" fo:font-style="normal" style:text-underline-style="none" fo:font-weight="normal" officeooo:rsid="0021d2a8" officeooo:paragraph-rsid="0021d2a8" style:font-size-asian="15pt" style:font-weight-asian="normal" style:font-size-complex="15pt" style:font-weight-complex="normal"/>
    </style:style>
    <style:style style:name="P16" style:family="paragraph" style:parent-style-name="Standard">
      <style:paragraph-properties fo:orphans="2" fo:widows="2"/>
      <style:text-properties fo:font-variant="normal" fo:text-transform="none" style:font-name="Liberation Serif" fo:font-size="15pt" fo:letter-spacing="normal" fo:font-style="normal" style:text-underline-style="none" fo:font-weight="bold" officeooo:rsid="00218d59" officeooo:paragraph-rsid="00218d59" style:font-size-asian="15pt" style:font-weight-asian="bold" style:font-size-complex="15pt" style:font-weight-complex="bold"/>
    </style:style>
    <style:style style:name="P17" style:family="paragraph" style:parent-style-name="Standard">
      <style:paragraph-properties fo:orphans="2" fo:widows="2"/>
      <style:text-properties fo:font-variant="normal" fo:text-transform="none" style:font-name="Liberation Serif" fo:font-size="15pt" fo:letter-spacing="normal" fo:font-style="normal" style:text-underline-style="solid" style:text-underline-width="auto" style:text-underline-color="font-color" fo:font-weight="normal" officeooo:rsid="00122dd2" officeooo:paragraph-rsid="00208d89" style:font-size-asian="15pt" style:font-weight-asian="normal" style:font-size-complex="15pt" style:font-weight-complex="normal"/>
    </style:style>
    <style:style style:name="P18" style:family="paragraph" style:parent-style-name="Standard">
      <style:paragraph-properties fo:orphans="2" fo:widows="2"/>
      <style:text-properties fo:font-variant="normal" fo:text-transform="none" style:font-name="Liberation Serif" fo:font-size="16pt" fo:letter-spacing="normal" fo:font-style="normal" style:text-underline-style="none" fo:font-weight="bold" officeooo:rsid="00218d59" officeooo:paragraph-rsid="00218d59" style:font-size-asian="16pt" style:font-weight-asian="bold" style:font-size-complex="16pt" style:font-weight-complex="bold"/>
    </style:style>
    <style:style style:name="P19" style:family="paragraph" style:parent-style-name="Standard">
      <style:paragraph-properties fo:orphans="2" fo:widows="2"/>
      <style:text-properties fo:font-variant="normal" fo:text-transform="none" style:font-name="Liberation Serif" fo:font-size="16pt" fo:letter-spacing="normal" fo:font-style="normal" style:text-underline-style="none" fo:font-weight="bold" officeooo:rsid="0021d2a8" officeooo:paragraph-rsid="0021d2a8" style:font-size-asian="16pt" style:font-weight-asian="bold" style:font-size-complex="16pt" style:font-weight-complex="bold"/>
    </style:style>
    <style:style style:name="P20" style:family="paragraph" style:parent-style-name="Standard">
      <style:paragraph-properties fo:orphans="2" fo:widows="2"/>
      <style:text-properties fo:font-variant="normal" fo:text-transform="none" style:font-name="Liberation Serif" fo:font-size="16pt" fo:letter-spacing="normal" fo:font-style="normal" style:text-underline-style="none" fo:font-weight="normal" officeooo:rsid="00122dd2" officeooo:paragraph-rsid="00208d89" style:font-size-asian="16pt" style:font-weight-asian="normal" style:font-size-complex="16pt" style:font-weight-complex="normal"/>
    </style:style>
    <style:style style:name="P21" style:family="paragraph" style:parent-style-name="Standard">
      <style:text-properties style:font-name="Times New Roman1" fo:font-size="16pt" fo:font-weight="normal" officeooo:rsid="00218d59" officeooo:paragraph-rsid="00218d59" style:font-size-asian="16pt" style:font-weight-asian="normal" style:font-size-complex="16pt" style:font-weight-complex="normal"/>
    </style:style>
    <style:style style:name="P22" style:family="paragraph" style:parent-style-name="Standard">
      <style:text-properties officeooo:paragraph-rsid="00218d59"/>
    </style:style>
    <style:style style:name="P23" style:family="paragraph" style:parent-style-name="Standard">
      <style:paragraph-properties fo:orphans="2" fo:widows="2"/>
      <style:text-properties officeooo:rsid="00235767" officeooo:paragraph-rsid="00235767"/>
    </style:style>
    <style:style style:name="P24" style:family="paragraph" style:parent-style-name="Standard">
      <style:text-properties officeooo:rsid="0024afd5" officeooo:paragraph-rsid="0024afd5"/>
    </style:style>
    <style:style style:name="P25" style:family="paragraph" style:parent-style-name="Standard">
      <style:text-properties officeooo:paragraph-rsid="0024afd5"/>
    </style:style>
    <style:style style:name="P26" style:family="paragraph" style:parent-style-name="Standard">
      <style:paragraph-properties fo:margin-left="0cm" fo:margin-right="0cm" fo:orphans="2" fo:widows="2" fo:text-indent="0cm" style:auto-text-indent="false"/>
      <style:text-properties officeooo:paragraph-rsid="001ee8c4"/>
    </style:style>
    <style:style style:name="P27" style:family="paragraph" style:parent-style-name="Text_20_body">
      <style:paragraph-properties fo:margin-left="0cm" fo:margin-right="0cm" fo:orphans="2" fo:widows="2" fo:text-indent="0cm" style:auto-text-indent="false"/>
      <style:text-properties officeooo:paragraph-rsid="0017bf22"/>
    </style:style>
    <style:style style:name="P28" style:family="paragraph" style:parent-style-name="Text_20_body">
      <style:paragraph-properties fo:margin-left="0cm" fo:margin-right="0cm" fo:orphans="2" fo:widows="2" fo:text-indent="0cm" style:auto-text-indent="false"/>
      <style:text-properties officeooo:paragraph-rsid="001ec0e5"/>
    </style:style>
    <style:style style:name="P29" style:family="paragraph" style:parent-style-name="Text_20_body">
      <style:paragraph-properties fo:margin-left="0cm" fo:margin-right="0cm" fo:text-indent="0cm" style:auto-text-indent="false"/>
      <style:text-properties officeooo:paragraph-rsid="001ee8c4"/>
    </style:style>
    <style:style style:name="P30" style:family="paragraph" style:parent-style-name="Text_20_body">
      <style:paragraph-properties fo:margin-left="0cm" fo:margin-right="0cm" fo:orphans="2" fo:widows="2" fo:text-indent="0cm" style:auto-text-indent="false"/>
      <style:text-properties officeooo:rsid="001ee8c4" officeooo:paragraph-rsid="001ee8c4"/>
    </style:style>
    <style:style style:name="P31" style:family="paragraph" style:parent-style-name="Heading_20_3">
      <style:paragraph-properties fo:margin-left="0cm" fo:margin-right="0cm" fo:text-indent="0cm" style:auto-text-indent="false"/>
      <style:text-properties fo:font-variant="normal" fo:text-transform="none" fo:color="#000000" style:font-name="Liberation Sans" fo:font-size="16pt" fo:letter-spacing="normal" fo:font-style="normal" fo:font-weight="bold" officeooo:rsid="0011ce70" officeooo:paragraph-rsid="001ee8c4" style:font-size-asian="16pt" style:font-weight-asian="bold" style:font-size-complex="16pt" style:font-weight-complex="bold"/>
    </style:style>
    <style:style style:name="P32" style:family="paragraph" style:parent-style-name="Text_20_body">
      <style:paragraph-properties fo:text-align="center" style:justify-single-word="false"/>
      <style:text-properties officeooo:paragraph-rsid="00169d94"/>
    </style:style>
    <style:style style:name="P33" style:family="paragraph" style:parent-style-name="Text_20_body">
      <style:text-properties fo:font-variant="normal" fo:text-transform="none" fo:color="#000000" style:text-line-through-style="none" style:text-line-through-type="none" style:font-name="Liberation Mono" fo:font-size="18pt" fo:font-style="normal" style:text-underline-style="solid" style:text-underline-width="auto" style:text-underline-color="font-color" fo:font-weight="bold" officeooo:rsid="0017bf22" officeooo:paragraph-rsid="0017bf22" style:text-blinking="false" fo:background-color="transparent" style:font-size-asian="15.75pt" style:font-weight-asian="bold" style:font-size-complex="18pt" style:font-weight-complex="bold"/>
    </style:style>
    <style:style style:name="P34" style:family="paragraph" style:parent-style-name="Text_20_body">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17bf22" officeooo:paragraph-rsid="0017bf22" style:text-blinking="false" fo:background-color="transparent" style:font-size-asian="15.75pt" style:font-weight-asian="bold" style:font-size-complex="18pt" style:font-weight-complex="bold"/>
    </style:style>
    <style:style style:name="P35" style:family="paragraph" style:parent-style-name="Text_20_body">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1ec0e5" officeooo:paragraph-rsid="001ec0e5" style:text-blinking="false" fo:background-color="transparent" style:font-size-asian="15.75pt" style:font-weight-asian="bold" style:font-size-complex="18pt" style:font-weight-complex="bold"/>
    </style:style>
    <style:style style:name="P36" style:family="paragraph" style:parent-style-name="Text_20_body">
      <style:text-properties fo:font-variant="normal" fo:text-transform="none" fo:color="#000000" style:text-line-through-style="none" style:text-line-through-type="none" style:font-name="Times New Roman" fo:font-size="14pt" fo:font-style="normal" style:text-underline-style="none" fo:font-weight="normal" officeooo:rsid="001ec0e5" officeooo:paragraph-rsid="001ec0e5" style:text-blinking="false" fo:background-color="transparent" style:font-size-asian="15.75pt" style:font-weight-asian="bold" style:font-size-complex="18pt" style:font-weight-complex="bold"/>
    </style:style>
    <style:style style:name="P3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paragraph-rsid="0018d6ba"/>
    </style:style>
    <style:style style:name="P38" style:family="paragraph" style:parent-style-name="Text_20_body">
      <style:text-properties style:font-name="Times New Roman1" fo:font-size="14pt" fo:font-weight="normal" officeooo:rsid="0011ce70" officeooo:paragraph-rsid="0017bf22" style:font-size-asian="14pt" style:font-weight-asian="normal" style:font-size-complex="14pt" style:font-weight-complex="normal"/>
    </style:style>
    <style:style style:name="P39" style:family="paragraph" style:parent-style-name="Text_20_body">
      <style:text-properties style:font-name="Times New Roman1" fo:font-size="16pt" fo:font-weight="bold" officeooo:rsid="0011ce70" officeooo:paragraph-rsid="0017bf22" style:font-size-asian="16pt" style:font-weight-asian="bold" style:font-size-complex="16pt" style:font-weight-complex="bold"/>
    </style:style>
    <style:style style:name="P40" style:family="paragraph" style:parent-style-name="Text_20_body">
      <style:text-properties style:font-name="Times New Roman1" fo:font-size="16pt" fo:font-weight="normal" officeooo:rsid="0011ce70" officeooo:paragraph-rsid="00208d89" style:font-size-asian="16pt" style:font-weight-asian="normal" style:font-size-complex="16pt" style:font-weight-complex="normal"/>
    </style:style>
    <style:style style:name="P41" style:family="paragraph" style:parent-style-name="Text_20_body">
      <style:text-properties style:font-name="Times New Roman1" fo:font-size="16pt" fo:font-weight="normal" officeooo:rsid="0011ce70" officeooo:paragraph-rsid="0017bf22" style:font-size-asian="16pt" style:font-weight-asian="normal" style:font-size-complex="16pt" style:font-weight-complex="normal"/>
    </style:style>
    <style:style style:name="P42" style:family="paragraph" style:parent-style-name="Text_20_body">
      <style:text-properties style:font-name="Times New Roman1" fo:font-size="16pt" fo:font-weight="normal" officeooo:rsid="0011ce70" officeooo:paragraph-rsid="0025f9a6" style:font-size-asian="16pt" style:font-weight-asian="normal" style:font-size-complex="16pt" style:font-weight-complex="normal"/>
    </style:style>
    <style:style style:name="P43" style:family="paragraph" style:parent-style-name="Title">
      <style:paragraph-properties fo:text-align="center" style:justify-single-word="false"/>
      <style:text-properties fo:font-size="24pt" style:text-underline-style="solid" style:text-underline-width="auto" style:text-underline-color="font-color" officeooo:rsid="0011ce70" officeooo:paragraph-rsid="00169d94" style:font-size-asian="24pt" style:font-size-complex="24pt"/>
    </style:style>
    <style:style style:name="P44" style:family="paragraph" style:parent-style-name="Heading_20_3">
      <style:text-properties style:font-name="Times New Roman1" fo:font-size="16pt" fo:font-weight="bold" officeooo:rsid="0011ce70" officeooo:paragraph-rsid="0017bf22" style:font-size-asian="16pt" style:font-weight-asian="bold" style:font-size-complex="16pt" style:font-weight-complex="bold"/>
    </style:style>
    <style:style style:name="P45" style:family="paragraph" style:parent-style-name="Preformatted_20_Text">
      <style:text-properties fo:font-size="12pt" style:font-size-asian="12pt" style:font-size-complex="12pt"/>
    </style:style>
    <style:style style:name="P46" style:family="paragraph" style:parent-style-name="Preformatted_20_Text">
      <style:paragraph-properties fo:margin-top="0cm" fo:margin-bottom="0.499cm" loext:contextual-spacing="false"/>
      <style:text-properties fo:font-size="12pt" style:font-size-asian="12pt" style:font-size-complex="12pt"/>
    </style:style>
    <style:style style:name="P47" style:family="paragraph" style:parent-style-name="Standard" style:list-style-name="L1">
      <style:paragraph-properties fo:text-align="center" style:justify-single-word="false"/>
      <style:text-properties fo:font-variant="normal" fo:text-transform="none" fo:color="#111111" style:text-line-through-style="none" style:text-line-through-type="none" style:font-name="Linux Libertine O" fo:font-size="40pt" fo:font-style="normal" style:text-underline-style="none" fo:font-weight="bold" officeooo:rsid="0011ce70" officeooo:paragraph-rsid="001ec0e5" style:text-blinking="false" fo:background-color="transparent" style:font-size-asian="40pt" style:font-weight-asian="bold" style:font-size-complex="40pt" style:font-weight-complex="bold"/>
    </style:style>
    <style:style style:name="P48" style:family="paragraph" style:parent-style-name="Standard" style:list-style-name="L3">
      <style:text-properties fo:font-variant="normal" fo:text-transform="none" fo:color="#000000" style:text-line-through-style="none" style:text-line-through-type="none" style:font-name="Liberation Mono" fo:font-size="18pt" fo:font-style="normal" style:text-underline-style="solid" style:text-underline-width="auto" style:text-underline-color="font-color" fo:font-weight="bold" officeooo:rsid="0017bf22" officeooo:paragraph-rsid="0017bf22" style:text-blinking="false" fo:background-color="transparent" style:font-size-asian="15.75pt" style:font-weight-asian="bold" style:font-size-complex="18pt" style:font-weight-complex="bold"/>
    </style:style>
    <style:style style:name="P49" style:family="paragraph" style:parent-style-name="Standard">
      <style:paragraph-properties fo:line-height="100%"/>
      <style:text-properties fo:font-variant="normal" fo:text-transform="none" fo:color="#000000" style:font-name="Times New Roman" fo:font-size="16pt" fo:letter-spacing="normal" fo:font-style="normal" fo:font-weight="normal" officeooo:rsid="0010cf53" officeooo:paragraph-rsid="00218d59" style:font-size-asian="16pt" style:font-weight-asian="normal" style:font-size-complex="16pt" style:font-weight-complex="normal"/>
    </style:style>
    <style:style style:name="P50" style:family="paragraph" style:parent-style-name="Standard">
      <style:paragraph-properties fo:orphans="2" fo:widows="2"/>
      <style:text-properties fo:font-variant="normal" fo:text-transform="none" style:font-name="Liberation Serif" fo:font-size="15pt" fo:letter-spacing="normal" fo:font-style="normal" style:text-underline-style="none" fo:font-weight="normal" officeooo:rsid="00235767" officeooo:paragraph-rsid="00235767" style:font-size-asian="15pt" style:font-weight-asian="normal" style:font-size-complex="15pt" style:font-weight-complex="normal"/>
    </style:style>
    <style:style style:name="P51" style:family="paragraph" style:parent-style-name="Standard">
      <style:paragraph-properties fo:orphans="2" fo:widows="2"/>
      <style:text-properties fo:font-variant="normal" fo:text-transform="none" style:font-name="Liberation Serif" fo:font-size="15pt" fo:letter-spacing="normal" fo:font-style="normal" style:text-underline-style="none" fo:font-weight="normal" officeooo:rsid="0021d2a8" officeooo:paragraph-rsid="0021d2a8" style:font-size-asian="15pt" style:font-weight-asian="normal" style:font-size-complex="15pt" style:font-weight-complex="normal"/>
    </style:style>
    <style:style style:name="P52" style:family="paragraph" style:parent-style-name="Standard" style:list-style-name="L20">
      <style:paragraph-properties fo:orphans="2" fo:widows="2"/>
      <style:text-properties fo:font-variant="normal" fo:text-transform="none" style:font-name="Liberation Mono" fo:font-size="18pt" fo:letter-spacing="normal" fo:font-style="normal" style:text-underline-style="solid" style:text-underline-width="auto" style:text-underline-color="font-color" fo:font-weight="bold" officeooo:rsid="00122dd2" officeooo:paragraph-rsid="00208d89" style:font-size-asian="18pt" style:font-weight-asian="bold" style:font-size-complex="18pt" style:font-weight-complex="bold"/>
    </style:style>
    <style:style style:name="P53" style:family="paragraph" style:parent-style-name="Standard" style:list-style-name="L2">
      <style:paragraph-properties fo:text-align="start" style:justify-single-word="false"/>
      <style:text-properties style:font-name="Liberation Mono" fo:font-size="18pt" fo:font-style="normal" style:text-underline-style="solid" style:text-underline-width="auto" style:text-underline-color="font-color" fo:font-weight="bold" officeooo:rsid="0011ce70" officeooo:paragraph-rsid="00169d94" style:font-size-asian="18pt" style:font-style-asian="normal" style:font-weight-asian="bold" style:font-size-complex="18pt" style:font-style-complex="normal" style:font-weight-complex="bold"/>
    </style:style>
    <style:style style:name="P54" style:family="paragraph" style:parent-style-name="Standard" style:list-style-name="L2">
      <style:paragraph-properties fo:text-align="start" style:justify-single-word="false"/>
      <style:text-properties fo:color="#111111" style:font-name="Liberation Sans" officeooo:paragraph-rsid="00169d94"/>
    </style:style>
    <style:style style:name="P55" style:family="paragraph" style:parent-style-name="Standard" style:list-style-name="L6">
      <style:paragraph-properties fo:orphans="2" fo:widows="2"/>
      <style:text-properties officeooo:paragraph-rsid="00235767"/>
    </style:style>
    <style:style style:name="P56" style:family="paragraph" style:parent-style-name="Standard" style:list-style-name="L21">
      <style:paragraph-properties fo:orphans="2" fo:widows="2"/>
      <style:text-properties officeooo:paragraph-rsid="0021d2a8"/>
    </style:style>
    <style:style style:name="P57" style:family="paragraph" style:parent-style-name="Standard" style:list-style-name="L8">
      <style:text-properties fo:font-size="16pt" fo:font-weight="normal" officeooo:rsid="00218d59" officeooo:paragraph-rsid="00218d59" style:font-size-asian="16pt" style:font-weight-asian="normal" style:font-size-complex="16pt" style:font-weight-complex="normal"/>
    </style:style>
    <style:style style:name="P58" style:family="paragraph" style:parent-style-name="Standard" style:list-style-name="L9">
      <style:text-properties fo:font-size="16pt" fo:font-weight="normal" officeooo:rsid="00218d59" officeooo:paragraph-rsid="00218d59" style:font-size-asian="16pt" style:font-weight-asian="normal" style:font-size-complex="16pt" style:font-weight-complex="normal"/>
    </style:style>
    <style:style style:name="P59" style:family="paragraph" style:parent-style-name="Standard" style:list-style-name="L9">
      <style:text-properties fo:font-size="16pt" fo:font-weight="normal" officeooo:rsid="00218d59" officeooo:paragraph-rsid="0025f9a6" style:font-size-asian="16pt" style:font-weight-asian="normal" style:font-size-complex="16pt" style:font-weight-complex="normal"/>
    </style:style>
    <style:style style:name="P60" style:family="paragraph" style:parent-style-name="Standard" style:list-style-name="L11">
      <style:text-properties fo:font-size="16pt" fo:font-weight="normal" officeooo:rsid="00218d59" officeooo:paragraph-rsid="00218d59" style:font-size-asian="16pt" style:font-weight-asian="normal" style:font-size-complex="16pt" style:font-weight-complex="normal"/>
    </style:style>
    <style:style style:name="P61" style:family="paragraph" style:parent-style-name="Standard">
      <style:text-properties fo:font-size="16pt" fo:font-weight="normal" officeooo:rsid="00218d59" officeooo:paragraph-rsid="0025f9a6" style:font-size-asian="16pt" style:font-weight-asian="normal" style:font-size-complex="16pt" style:font-weight-complex="normal"/>
    </style:style>
    <style:style style:name="P62" style:family="paragraph" style:parent-style-name="Standard" style:list-style-name="L10">
      <style:text-properties fo:font-size="16pt" fo:font-weight="normal" officeooo:rsid="0025f9a6" officeooo:paragraph-rsid="0025f9a6" style:font-size-asian="16pt" style:font-weight-asian="normal" style:font-size-complex="16pt" style:font-weight-complex="normal"/>
    </style:style>
    <style:style style:name="P63" style:family="paragraph" style:parent-style-name="Standard">
      <style:text-properties fo:font-size="16pt" fo:font-weight="bold" officeooo:rsid="00218d59" officeooo:paragraph-rsid="0025f9a6" style:font-size-asian="16pt" style:font-weight-asian="bold" style:font-size-complex="16pt" style:font-weight-complex="bold"/>
    </style:style>
    <style:style style:name="P64" style:family="paragraph" style:parent-style-name="Standard">
      <style:text-properties style:font-name="Times New Roman1" fo:font-size="16pt" fo:font-weight="normal" officeooo:rsid="0025f9a6" officeooo:paragraph-rsid="0025f9a6" style:font-size-asian="16pt" style:font-weight-asian="normal" style:font-size-complex="16pt" style:font-weight-complex="normal"/>
    </style:style>
    <style:style style:name="P65" style:family="paragraph" style:parent-style-name="Standard" style:list-style-name="L12">
      <style:text-properties style:font-name="Times New Roman1" fo:font-size="16pt" fo:font-weight="normal" officeooo:rsid="00218d59" officeooo:paragraph-rsid="00218d59" style:font-size-asian="16pt" style:font-weight-asian="normal" style:font-size-complex="16pt" style:font-weight-complex="normal"/>
    </style:style>
    <style:style style:name="P66" style:family="paragraph" style:parent-style-name="Standard">
      <style:text-properties style:font-name="Times New Roman1" fo:font-size="16pt" fo:font-weight="normal" officeooo:rsid="00218d59" officeooo:paragraph-rsid="00218d59" style:font-size-asian="16pt" style:font-weight-asian="normal" style:font-size-complex="16pt" style:font-weight-complex="normal"/>
    </style:style>
    <style:style style:name="P67" style:family="paragraph" style:parent-style-name="Standard">
      <style:text-properties style:font-name="Times New Roman1" fo:font-size="16pt" fo:font-weight="normal" officeooo:rsid="00218d59" officeooo:paragraph-rsid="0024afd5" style:font-size-asian="16pt" style:font-weight-asian="normal" style:font-size-complex="16pt" style:font-weight-complex="normal"/>
    </style:style>
    <style:style style:name="P68" style:family="paragraph" style:parent-style-name="Standard">
      <style:text-properties style:font-name="Times New Roman1" fo:font-size="16pt" fo:font-weight="normal" officeooo:rsid="0024afd5" officeooo:paragraph-rsid="0024afd5" style:font-size-asian="16pt" style:font-weight-asian="normal" style:font-size-complex="16pt" style:font-weight-complex="normal"/>
    </style:style>
    <style:style style:name="P69" style:family="paragraph" style:parent-style-name="Standard" style:list-style-name="L18">
      <style:text-properties style:font-name="Times New Roman1" fo:font-size="16pt" fo:font-weight="normal" officeooo:rsid="0024afd5" officeooo:paragraph-rsid="0024afd5" style:font-size-asian="16pt" style:font-weight-asian="normal" style:font-size-complex="16pt" style:font-weight-complex="normal"/>
    </style:style>
    <style:style style:name="P70" style:family="paragraph" style:parent-style-name="Standard" style:list-style-name="L13">
      <style:text-properties officeooo:paragraph-rsid="00218d59"/>
    </style:style>
    <style:style style:name="P71" style:family="paragraph" style:parent-style-name="Standard" style:list-style-name="L14">
      <style:text-properties officeooo:paragraph-rsid="00218d59"/>
    </style:style>
    <style:style style:name="P72" style:family="paragraph" style:parent-style-name="Standard" style:list-style-name="L15">
      <style:text-properties officeooo:paragraph-rsid="00218d59"/>
    </style:style>
    <style:style style:name="P73" style:family="paragraph" style:parent-style-name="Standard" style:list-style-name="L16">
      <style:text-properties officeooo:paragraph-rsid="00218d59"/>
    </style:style>
    <style:style style:name="P74" style:family="paragraph" style:parent-style-name="Standard" style:list-style-name="L17">
      <style:text-properties fo:font-weight="bold" officeooo:paragraph-rsid="00218d59" style:font-weight-asian="bold" style:font-weight-complex="bold"/>
    </style:style>
    <style:style style:name="P75" style:family="paragraph" style:parent-style-name="Standard">
      <style:text-properties style:font-name="Liberation Mono" fo:font-size="16pt" fo:font-weight="normal" officeooo:rsid="00218d59" officeooo:paragraph-rsid="0025f9a6" style:font-size-asian="16pt" style:font-weight-asian="normal" style:font-size-complex="16pt" style:font-weight-complex="normal"/>
    </style:style>
    <style:style style:name="P76" style:family="paragraph" style:parent-style-name="Standard">
      <style:text-properties style:font-name="Liberation Mono" fo:font-size="16pt" fo:font-weight="normal" officeooo:rsid="0024afd5" officeooo:paragraph-rsid="0024afd5" style:font-size-asian="16pt" style:font-weight-asian="normal" style:font-size-complex="16pt" style:font-weight-complex="normal"/>
    </style:style>
    <style:style style:name="P77" style:family="paragraph" style:parent-style-name="Standard">
      <style:text-properties style:font-name="Times New Roman1" fo:font-size="16pt" fo:font-weight="bold" officeooo:rsid="00218d59" officeooo:paragraph-rsid="0025f9a6" style:font-size-asian="16pt" style:font-weight-asian="bold" style:font-size-complex="16pt" style:font-weight-complex="bold"/>
    </style:style>
    <style:style style:name="P78" style:family="paragraph" style:parent-style-name="Text_20_body">
      <style:paragraph-properties fo:text-align="center" style:justify-single-word="false"/>
      <style:text-properties fo:color="#003d73" fo:font-size="20pt" style:text-underline-style="none" officeooo:rsid="00169d94" officeooo:paragraph-rsid="00169d94" style:font-size-asian="20pt" style:font-size-complex="20pt"/>
    </style:style>
    <style:style style:name="P79"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officeooo:paragraph-rsid="0018d6ba"/>
    </style:style>
    <style:style style:name="P80" style:family="paragraph" style:parent-style-name="Text_20_body" style:list-style-name="L19">
      <style:text-properties fo:font-size="16pt" officeooo:paragraph-rsid="00208d89" style:font-size-asian="16pt" style:font-size-complex="16pt"/>
    </style:style>
    <style:style style:name="P81" style:family="paragraph" style:parent-style-name="Text_20_body">
      <style:text-properties fo:font-size="16pt" fo:font-weight="normal" officeooo:rsid="0010cf53" officeooo:paragraph-rsid="0025f9a6" style:font-size-asian="16pt" style:font-weight-asian="normal" style:font-size-complex="16pt" style:font-weight-complex="normal"/>
    </style:style>
    <style:style style:name="P82" style:family="paragraph" style:parent-style-name="Text_20_body" style:list-style-name="L7">
      <style:text-properties style:font-name="Times New Roman1" fo:font-size="16pt" fo:font-weight="normal" officeooo:rsid="00208d89" officeooo:paragraph-rsid="0017bf22" style:font-size-asian="16pt" style:font-weight-asian="normal" style:font-size-complex="16pt" style:font-weight-complex="normal"/>
    </style:style>
    <style:style style:name="P83" style:family="paragraph" style:parent-style-name="Text_20_body">
      <style:text-properties style:font-name="Times New Roman1" fo:font-size="16pt" fo:font-weight="normal" officeooo:rsid="0011ce70" officeooo:paragraph-rsid="00208d89" style:font-size-asian="16pt" style:font-weight-asian="normal" style:font-size-complex="16pt" style:font-weight-complex="normal"/>
    </style:style>
    <style:style style:name="P84" style:family="paragraph" style:parent-style-name="Text_20_body">
      <style:text-properties style:font-name="Times New Roman1" fo:font-size="16pt" fo:font-weight="normal" officeooo:rsid="0011ce70" officeooo:paragraph-rsid="0025f9a6" style:font-size-asian="16pt" style:font-weight-asian="normal" style:font-size-complex="16pt" style:font-weight-complex="normal"/>
    </style:style>
    <style:style style:name="P85" style:family="paragraph" style:parent-style-name="Text_20_body">
      <style:text-properties style:font-name="Times New Roman1" fo:font-size="16pt" fo:font-weight="normal" officeooo:rsid="0011ce70" officeooo:paragraph-rsid="0017bf22" style:font-size-asian="16pt" style:font-weight-asian="normal" style:font-size-complex="16pt" style:font-weight-complex="normal"/>
    </style:style>
    <style:style style:name="P86" style:family="paragraph" style:parent-style-name="Text_20_body">
      <style:text-properties style:font-name="Times New Roman1" fo:font-size="16pt" fo:font-weight="bold" officeooo:rsid="0011ce70" officeooo:paragraph-rsid="0017bf22" style:font-size-asian="16pt" style:font-weight-asian="bold" style:font-size-complex="16pt" style:font-weight-complex="bold"/>
    </style:style>
    <style:style style:name="P87" style:family="paragraph" style:parent-style-name="Text_20_body">
      <style:text-properties style:font-name="Liberation Mono" fo:font-size="14pt" fo:font-weight="normal" officeooo:rsid="0011ce70" officeooo:paragraph-rsid="0017bf22" style:font-size-asian="14pt" style:font-weight-asian="normal" style:font-size-complex="14pt" style:font-weight-complex="normal"/>
    </style:style>
    <style:style style:name="P88" style:family="paragraph" style:parent-style-name="Text_20_body">
      <style:text-properties style:font-name="Liberation Mono" fo:font-size="14pt" fo:font-weight="bold" officeooo:rsid="0011ce70" officeooo:paragraph-rsid="0017bf22" style:font-size-asian="14pt" style:font-weight-asian="bold" style:font-size-complex="14pt" style:font-weight-complex="bold"/>
    </style:style>
    <style:style style:name="P89" style:family="paragraph" style:parent-style-name="Text_20_body">
      <style:text-properties style:font-name="Liberation Mono" fo:font-size="16pt" fo:font-weight="normal" officeooo:rsid="0011ce70" officeooo:paragraph-rsid="0025f9a6" style:font-size-asian="16pt" style:font-weight-asian="normal" style:font-size-complex="16pt" style:font-weight-complex="normal"/>
    </style:style>
    <style:style style:name="P90" style:family="paragraph" style:parent-style-name="Text_20_body">
      <style:text-properties style:font-name="Liberation Mono" fo:font-size="16pt" fo:font-weight="normal" officeooo:rsid="0011ce70" officeooo:paragraph-rsid="00208d89" style:font-size-asian="16pt" style:font-weight-asian="normal" style:font-size-complex="16pt" style:font-weight-complex="normal"/>
    </style:style>
    <style:style style:name="P9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ec0e5"/>
    </style:style>
    <style:style style:name="P9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7bf22"/>
    </style:style>
    <style:style style:name="P9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17bf22" officeooo:paragraph-rsid="0017bf22"/>
    </style:style>
    <style:style style:name="P94"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bold" officeooo:rsid="001ee8c4" officeooo:paragraph-rsid="001ee8c4" style:font-size-asian="14pt" style:font-size-complex="14pt"/>
    </style:style>
    <style:style style:name="P95" style:family="paragraph" style:parent-style-name="Text_20_body" style:list-style-name="L4">
      <style:paragraph-properties fo:margin-left="0cm" fo:margin-right="0cm" fo:orphans="2" fo:widows="2" fo:text-indent="0cm" style:auto-text-indent="false"/>
      <style:text-properties fo:font-variant="normal" fo:text-transform="none" fo:color="#000000" style:text-line-through-style="none" style:text-line-through-type="none" style:font-name="Liberation Mono" fo:font-size="18pt" fo:letter-spacing="normal" fo:font-style="normal" style:text-underline-style="solid" style:text-underline-width="auto" style:text-underline-color="font-color" fo:font-weight="bold" officeooo:rsid="0017bf22" officeooo:paragraph-rsid="0017bf22" style:text-blinking="false" fo:background-color="transparent" style:font-size-asian="15.75pt" style:font-weight-asian="bold" style:font-size-complex="18pt" style:font-weight-complex="bold"/>
    </style:style>
    <style:style style:name="P96" style:family="paragraph" style:parent-style-name="Text_20_body">
      <style:paragraph-properties fo:margin-left="0cm" fo:margin-right="0cm" fo:text-indent="0cm" style:auto-text-indent="false"/>
      <style:text-properties fo:font-size="14pt" officeooo:rsid="001ee8c4" officeooo:paragraph-rsid="001ee8c4" style:font-size-asian="14pt" style:font-size-complex="14pt"/>
    </style:style>
    <style:style style:name="P97" style:family="paragraph" style:parent-style-name="Text_20_body" style:list-style-name="L6">
      <style:paragraph-properties fo:margin-left="0cm" fo:margin-right="0cm" fo:text-indent="0cm" style:auto-text-indent="false"/>
      <style:text-properties officeooo:paragraph-rsid="00208d89"/>
    </style:style>
    <style:style style:name="P98" style:family="paragraph" style:parent-style-name="Text_20_body">
      <style:paragraph-properties fo:margin-left="0cm" fo:margin-right="0cm" fo:text-indent="0cm" style:auto-text-indent="false"/>
      <style:text-properties officeooo:paragraph-rsid="00208d89"/>
    </style:style>
    <style:style style:name="P99" style:family="paragraph" style:parent-style-name="Text_20_body">
      <style:paragraph-properties fo:margin-left="0cm" fo:margin-right="0cm" fo:text-indent="0cm" style:auto-text-indent="false"/>
      <style:text-properties officeooo:rsid="002b34e8" officeooo:paragraph-rsid="002b34e8"/>
    </style:style>
    <style:style style:name="P100" style:family="paragraph" style:parent-style-name="Text_20_body">
      <style:paragraph-properties fo:margin-left="0cm" fo:margin-right="0cm" fo:text-indent="0cm" style:auto-text-indent="false"/>
      <style:text-properties officeooo:rsid="002b34e8" officeooo:paragraph-rsid="002ce9bb"/>
    </style:style>
    <style:style style:name="P101" style:family="paragraph" style:parent-style-name="Text_20_body">
      <style:paragraph-properties fo:margin-left="0cm" fo:margin-right="0cm" fo:text-indent="0cm" style:auto-text-indent="false"/>
      <style:text-properties officeooo:rsid="002dc997" officeooo:paragraph-rsid="002dc997"/>
    </style:style>
    <style:style style:name="P102" style:family="paragraph" style:parent-style-name="Text_20_body">
      <style:paragraph-properties fo:margin-left="0cm" fo:margin-right="0cm" fo:text-indent="0cm" style:auto-text-indent="false"/>
      <style:text-properties fo:font-weight="normal" officeooo:rsid="002dc997" officeooo:paragraph-rsid="002dc997" style:font-weight-asian="normal" style:font-weight-complex="normal"/>
    </style:style>
    <style:style style:name="P103" style:family="paragraph" style:parent-style-name="Text_20_body" style:list-style-name="L5">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officeooo:paragraph-rsid="0018d6ba"/>
    </style:style>
    <style:style style:name="T1" style:family="text">
      <style:text-properties fo:color="#2c3e50" style:text-line-through-style="none" style:text-line-through-type="none" fo:font-size="24pt" style:text-underline-style="none" style:text-blinking="false" style:font-size-asian="24pt" style:font-size-complex="24pt"/>
    </style:style>
    <style:style style:name="T2" style:family="text">
      <style:text-properties fo:color="#2c3e50" style:text-line-through-style="none" style:text-line-through-type="none" fo:font-size="24pt" style:text-underline-style="none" officeooo:rsid="0011ce70" style:text-blinking="false" style:font-size-asian="24pt" style:font-size-complex="24pt"/>
    </style:style>
    <style:style style:name="T3" style:family="text">
      <style:text-properties fo:color="#2c3e50" style:text-line-through-style="none" style:text-line-through-type="none" fo:font-size="24pt" style:text-underline-style="none" officeooo:rsid="00169d94" style:text-blinking="false"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officeooo:rsid="001521fe"/>
    </style:style>
    <style:style style:name="T7" style:family="text">
      <style:text-properties officeooo:rsid="00169d94"/>
    </style:style>
    <style:style style:name="T8" style:family="text">
      <style:text-properties fo:color="#390a5d" fo:font-size="24pt" style:text-underline-style="solid" style:text-underline-width="auto" style:text-underline-color="font-color" officeooo:rsid="00169d94" style:font-size-asian="24pt" style:font-size-complex="24p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235767" style:font-weight-asian="bold" style:font-weight-complex="bold"/>
    </style:style>
    <style:style style:name="T11" style:family="text">
      <style:text-properties style:text-underline-style="none"/>
    </style:style>
    <style:style style:name="T12" style:family="text">
      <style:text-properties style:text-underline-style="none" officeooo:rsid="001ec0e5"/>
    </style:style>
    <style:style style:name="T13" style:family="text">
      <style:text-properties fo:font-size="18pt" fo:font-style="normal" style:text-underline-style="solid" style:text-underline-width="auto" style:text-underline-color="font-color" fo:font-weight="bold" officeooo:rsid="00169d94" style:font-size-asian="18pt" style:font-style-asian="normal" style:font-weight-asian="bold" style:font-size-complex="18pt" style:font-style-complex="normal" style:font-weight-complex="bold"/>
    </style:style>
    <style:style style:name="T14" style:family="text">
      <style:text-properties fo:font-size="18pt" fo:font-style="normal" style:text-underline-style="solid" style:text-underline-width="auto" style:text-underline-color="font-color" fo:font-weight="bold" officeooo:rsid="0011ce70" style:font-size-asian="18pt" style:font-style-asian="normal" style:font-weight-asian="bold" style:font-size-complex="18pt" style:font-style-complex="normal" style:font-weight-complex="bold"/>
    </style:style>
    <style:style style:name="T15" style:family="text">
      <style:text-properties fo:font-size="18pt" fo:font-style="normal" style:text-underline-style="solid" style:text-underline-width="auto" style:text-underline-color="font-color" fo:font-weight="bold" officeooo:rsid="0010cf53" style:font-size-asian="18pt" style:font-style-asian="normal" style:font-weight-asian="bold" style:font-size-complex="18pt" style:font-style-complex="normal" style:font-weight-complex="bold"/>
    </style:style>
    <style:style style:name="T16" style:family="text">
      <style:text-properties style:font-name="Times New Roman" fo:font-size="14pt" fo:letter-spacing="normal"/>
    </style:style>
    <style:style style:name="T17" style:family="text">
      <style:text-properties style:font-name="Times New Roman" fo:font-size="14pt" fo:letter-spacing="normal" fo:font-weight="normal"/>
    </style:style>
    <style:style style:name="T18" style:family="text">
      <style:text-properties style:font-name="Times New Roman" fo:font-size="14pt" fo:letter-spacing="normal" fo:font-weight="normal" officeooo:rsid="0018d6ba"/>
    </style:style>
    <style:style style:name="T19" style:family="text">
      <style:text-properties fo:font-size="14pt" style:font-size-asian="14pt" style:font-size-complex="14pt"/>
    </style:style>
    <style:style style:name="T20" style:family="text">
      <style:text-properties fo:font-size="14pt" officeooo:rsid="001d9b52" style:font-size-asian="14pt" style:font-size-complex="14pt"/>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variant="normal" fo:text-transform="none" fo:color="#000000" style:font-name="Times New Roman" fo:font-size="14pt" fo:letter-spacing="normal" fo:font-style="normal" fo:font-weight="normal"/>
    </style:style>
    <style:style style:name="T23" style:family="text">
      <style:text-properties fo:font-variant="normal" fo:text-transform="none" fo:color="#000000" style:font-name="Times New Roman" fo:font-size="14pt" fo:letter-spacing="normal" fo:font-style="normal" fo:font-weight="normal" officeooo:rsid="0017bf22"/>
    </style:style>
    <style:style style:name="T24" style:family="text">
      <style:text-properties fo:font-variant="normal" fo:text-transform="none" fo:color="#000000" style:font-name="Times New Roman" fo:font-size="14pt" fo:letter-spacing="normal" fo:font-style="normal" fo:font-weight="normal" style:font-size-asian="14pt" style:font-size-complex="14pt"/>
    </style:style>
    <style:style style:name="T25"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26" style:family="text">
      <style:text-properties fo:font-variant="normal" fo:text-transform="none" fo:color="#000000" style:font-name="Times New Roman" fo:font-size="14pt" fo:letter-spacing="normal" fo:font-style="normal" fo:font-weight="bold" style:font-weight-asian="bold" style:font-weight-complex="bold"/>
    </style:style>
    <style:style style:name="T27" style:family="text">
      <style:text-properties fo:font-variant="normal" fo:text-transform="none" fo:color="#000000" style:font-name="Times New Roman" fo:font-size="14pt" fo:letter-spacing="normal" fo:font-style="normal" fo:font-weight="bold" style:font-size-asian="14pt" style:font-size-complex="14pt"/>
    </style:style>
    <style:style style:name="T28"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29"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style>
    <style:style style:name="T30" style:family="text">
      <style:text-properties fo:font-variant="normal" fo:text-transform="none" fo:color="#000000" style:font-name="Times New Roman" fo:letter-spacing="normal" fo:font-style="normal"/>
    </style:style>
    <style:style style:name="T31" style:family="text">
      <style:text-properties fo:font-variant="normal" fo:text-transform="none" fo:color="#000000" style:font-name="Times New Roman" fo:letter-spacing="normal" fo:font-style="normal" fo:font-weight="bold"/>
    </style:style>
    <style:style style:name="T32" style:family="text">
      <style:text-properties fo:font-variant="normal" fo:text-transform="none" fo:color="#000000" style:text-line-through-style="none" style:text-line-through-type="none" style:font-name="Liberation Mono" fo:font-size="18pt" fo:letter-spacing="normal" fo:font-style="normal" style:text-underline-style="solid" style:text-underline-width="auto" style:text-underline-color="font-color" fo:font-weight="bold" officeooo:rsid="0017bf22" style:text-blinking="false" fo:background-color="transparent" loext:char-shading-value="0" style:font-size-asian="15.75pt" style:font-weight-asian="bold" style:font-size-complex="18pt" style:font-weight-complex="bold"/>
    </style:style>
    <style:style style:name="T33" style:family="text">
      <style:text-properties fo:font-variant="normal" fo:text-transform="none" fo:color="#000000" style:text-line-through-style="none" style:text-line-through-type="none" style:font-name="Liberation Mono" fo:font-size="18pt" fo:letter-spacing="normal" fo:font-style="normal" style:text-underline-style="solid" style:text-underline-width="auto" style:text-underline-color="font-color" fo:font-weight="bold" officeooo:rsid="001ee8c4" style:text-blinking="false" fo:background-color="transparent" loext:char-shading-value="0" style:font-size-asian="15.75pt" style:font-weight-asian="bold" style:font-size-complex="18pt" style:font-weight-complex="bold"/>
    </style:style>
    <style:style style:name="T34" style:family="text">
      <style:text-properties fo:font-variant="normal" fo:text-transform="none" style:font-name="Liberation Serif" fo:font-size="15pt" fo:letter-spacing="normal" fo:font-style="normal" style:text-underline-style="none" fo:font-weight="normal" style:font-size-asian="15pt" style:font-weight-asian="normal" style:font-size-complex="15pt" style:font-weight-complex="normal"/>
    </style:style>
    <style:style style:name="T35" style:family="text">
      <style:text-properties fo:font-variant="normal" fo:text-transform="none" style:font-name="Liberation Serif" fo:font-size="15pt" fo:letter-spacing="normal" fo:font-style="normal" style:text-underline-style="none" fo:font-weight="normal" officeooo:rsid="0021d2a8" style:font-size-asian="15pt" style:font-weight-asian="normal" style:font-size-complex="15pt" style:font-weight-complex="normal"/>
    </style:style>
    <style:style style:name="T36" style:family="text">
      <style:text-properties fo:font-variant="normal" fo:text-transform="none" style:font-name="Liberation Serif" fo:font-size="15pt" fo:letter-spacing="normal" fo:font-style="normal" style:text-underline-style="none" fo:font-weight="normal" officeooo:rsid="00235767" style:font-size-asian="15pt" style:font-weight-asian="normal" style:font-size-complex="15pt" style:font-weight-complex="normal"/>
    </style:style>
    <style:style style:name="T37" style:family="text">
      <style:text-properties fo:font-variant="normal" fo:text-transform="none" style:font-name="Liberation Serif" fo:font-size="15pt" fo:letter-spacing="normal" fo:font-style="normal" style:text-underline-style="none" fo:font-weight="bold" officeooo:rsid="0021d2a8" style:font-size-asian="15pt" style:font-weight-asian="bold" style:font-size-complex="15pt" style:font-weight-complex="bold"/>
    </style:style>
    <style:style style:name="T38" style:family="text">
      <style:text-properties officeooo:rsid="001c9e92"/>
    </style:style>
    <style:style style:name="T39" style:family="text">
      <style:text-properties officeooo:rsid="001ec0e5"/>
    </style:style>
    <style:style style:name="T40" style:family="text">
      <style:text-properties style:font-name="Times New Roman1"/>
    </style:style>
    <style:style style:name="T41" style:family="text">
      <style:text-properties style:font-name="Times New Roman1" officeooo:rsid="0017bf22" style:font-size-asian="14pt" style:font-weight-asian="normal" style:font-size-complex="14pt" style:font-weight-complex="normal"/>
    </style:style>
    <style:style style:name="T42" style:family="text">
      <style:text-properties style:font-name="Times New Roman1" fo:font-weight="bold" officeooo:rsid="0017bf22" style:font-size-asian="14pt" style:font-size-complex="14pt"/>
    </style:style>
    <style:style style:name="T43" style:family="text">
      <style:text-properties style:font-name="Times New Roman1" fo:font-weight="bold" style:font-weight-asian="bold" style:font-weight-complex="bold"/>
    </style:style>
    <style:style style:name="T44" style:family="text">
      <style:text-properties style:font-name="Times New Roman1" fo:font-weight="bold" officeooo:rsid="00218d59" style:font-weight-asian="bold" style:font-weight-complex="bold"/>
    </style:style>
    <style:style style:name="T45" style:family="text">
      <style:text-properties style:font-name="Times New Roman1" fo:font-weight="bold" officeooo:rsid="0024afd5" style:font-weight-asian="bold" style:font-weight-complex="bold"/>
    </style:style>
    <style:style style:name="T46" style:family="text">
      <style:text-properties style:font-name="Times New Roman1" fo:letter-spacing="normal" style:font-size-asian="14pt" style:font-weight-asian="normal" style:font-size-complex="14pt" style:font-weight-complex="normal"/>
    </style:style>
    <style:style style:name="T47" style:family="text">
      <style:text-properties style:font-name="Times New Roman1" fo:letter-spacing="normal" officeooo:rsid="0017bf22" style:font-size-asian="14pt" style:font-weight-asian="normal" style:font-size-complex="14pt" style:font-weight-complex="normal"/>
    </style:style>
    <style:style style:name="T48" style:family="text">
      <style:text-properties style:font-name="Times New Roman1" fo:letter-spacing="normal" fo:font-weight="bold" officeooo:rsid="0017bf22" style:font-size-asian="14pt" style:font-size-complex="14pt"/>
    </style:style>
    <style:style style:name="T49" style:family="text">
      <style:text-properties style:font-name="Times New Roman1" fo:font-weight="normal" officeooo:rsid="0011ce70" style:font-weight-asian="normal" style:font-weight-complex="normal"/>
    </style:style>
    <style:style style:name="T50" style:family="text">
      <style:text-properties style:font-name="Times New Roman1" fo:font-weight="normal" officeooo:rsid="00208d89" style:font-weight-asian="normal" style:font-weight-complex="normal"/>
    </style:style>
    <style:style style:name="T51" style:family="text">
      <style:text-properties style:font-name="Times New Roman1" fo:font-size="16pt" officeooo:rsid="00208d89" style:font-size-asian="16pt" style:font-size-complex="16pt"/>
    </style:style>
    <style:style style:name="T52" style:family="text">
      <style:text-properties style:font-name="Times New Roman1" fo:font-size="16pt" officeooo:rsid="0024afd5" style:font-size-asian="16pt" style:font-size-complex="16pt"/>
    </style:style>
    <style:style style:name="T53" style:family="text">
      <style:text-properties style:font-name="Times New Roman1" fo:font-size="16pt" officeooo:rsid="00218d59" style:font-size-asian="16pt" style:font-size-complex="16pt"/>
    </style:style>
    <style:style style:name="T54" style:family="text">
      <style:text-properties style:font-name="Times New Roman1" fo:font-size="16pt" fo:font-weight="normal" style:font-size-asian="16pt" style:font-weight-asian="normal" style:font-size-complex="16pt" style:font-weight-complex="normal"/>
    </style:style>
    <style:style style:name="T55" style:family="text">
      <style:text-properties style:font-name="Times New Roman1" fo:font-size="16pt" fo:font-weight="normal" officeooo:rsid="00218d59" style:font-size-asian="16pt" style:font-weight-asian="normal" style:font-size-complex="16pt" style:font-weight-complex="normal"/>
    </style:style>
    <style:style style:name="T56" style:family="text">
      <style:text-properties style:font-name="Times New Roman1" fo:font-size="16pt" fo:font-weight="normal" officeooo:rsid="0024afd5" style:font-size-asian="16pt" style:font-weight-asian="normal" style:font-size-complex="16pt" style:font-weight-complex="normal"/>
    </style:style>
    <style:style style:name="T57" style:family="text">
      <style:text-properties style:font-name="Times New Roman1" fo:font-size="16pt" fo:font-weight="bold" style:font-size-asian="16pt" style:font-weight-asian="bold" style:font-size-complex="16pt" style:font-weight-complex="bold"/>
    </style:style>
    <style:style style:name="T58" style:family="text">
      <style:text-properties style:font-name="Times New Roman1" fo:font-size="16pt" fo:font-weight="bold" officeooo:rsid="00218d59" style:font-size-asian="16pt" style:font-weight-asian="bold" style:font-size-complex="16pt" style:font-weight-complex="bold"/>
    </style:style>
    <style:style style:name="T59" style:family="text">
      <style:text-properties style:font-name="Times New Roman1" fo:font-size="16pt" fo:font-weight="bold" officeooo:rsid="0024afd5" style:font-size-asian="16pt" style:font-weight-asian="bold" style:font-size-complex="16pt" style:font-weight-complex="bold"/>
    </style:style>
    <style:style style:name="T60" style:family="text">
      <style:text-properties style:font-name="Times New Roman1" officeooo:rsid="00218d59"/>
    </style:style>
    <style:style style:name="T61" style:family="text">
      <style:text-properties officeooo:rsid="001ee8c4"/>
    </style:style>
    <style:style style:name="T62" style:family="text">
      <style:text-properties officeooo:rsid="00208d89"/>
    </style:style>
    <style:style style:name="T63" style:family="text">
      <style:text-properties officeooo:rsid="001769e4"/>
    </style:style>
    <style:style style:name="T64" style:family="text">
      <style:text-properties officeooo:rsid="00218d59"/>
    </style:style>
    <style:style style:name="T65" style:family="text">
      <style:text-properties officeooo:rsid="00235767"/>
    </style:style>
    <style:style style:name="T66" style:family="text">
      <style:text-properties officeooo:rsid="0025f9a6"/>
    </style:style>
    <style:style style:name="T67" style:family="text">
      <style:text-properties officeooo:rsid="00293bf6"/>
    </style:style>
    <style:style style:name="T68" style:family="text">
      <style:text-properties style:font-name="Liberation Mono" fo:font-weight="normal" style:font-weight-asian="normal" style:font-weight-complex="normal"/>
    </style:style>
    <style:style style:name="T69" style:family="text">
      <style:text-properties fo:font-size="15pt" style:font-size-asian="15pt" style:font-size-complex="15pt"/>
    </style:style>
    <style:style style:name="T70" style:family="text">
      <style:text-properties fo:font-size="15pt" officeooo:rsid="002b34e8" style:font-size-asian="15pt" style:font-size-complex="15pt"/>
    </style:style>
    <style:style style:name="T71" style:family="text">
      <style:text-properties fo:font-size="15pt" officeooo:rsid="002ce9bb" style:font-size-asian="15pt" style:font-size-complex="15pt"/>
    </style:style>
    <style:style style:name="T72" style:family="text">
      <style:text-properties fo:font-size="15pt" fo:font-weight="bold" style:font-size-asian="15pt" style:font-weight-asian="bold" style:font-size-complex="15pt" style:font-weight-complex="bold"/>
    </style:style>
    <style:style style:name="T73" style:family="text">
      <style:text-properties fo:font-size="15pt" fo:font-weight="bold" officeooo:rsid="002ce9bb" style:font-size-asian="15pt" style:font-weight-asian="bold" style:font-size-complex="15pt" style:font-weight-complex="bold"/>
    </style:style>
    <style:style style:name="T74" style:family="text">
      <style:text-properties fo:font-size="15pt" fo:font-weight="normal" style:font-size-asian="15pt" style:font-weight-asian="normal" style:font-size-complex="15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795cm" fo:text-indent="-0.635cm" fo:margin-left="10.79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43cm" fo:text-indent="-0.635cm" fo:margin-left="11.43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8">Operating Systems</text:span><text:span text:style-name="T1"> </text:span><text:span text:style-name="T2">(</text:span><text:span text:style-name="T3">OS</text:span><text:span text:style-name="T2">)</text:span></text:p>
      <text:list xml:id="list2836810989" text:style-name="L1">
        <text:list-header>
          <text:p text:style-name="P47">A “BETTER” MALLOC</text:p>
        </text:list-header>
      </text:list>
      <text:p text:style-name="P43">Project Report</text:p>
      <text:p text:style-name="P78"><text:s text:c="2"/>By Team: ‘Bulbasaur’</text:p>
      <text:list xml:id="list2101104412" text:style-name="L2">
        <text:list-header>
          <text:p text:style-name="P53"/>
          <text:p text:style-name="P54"><text:span text:style-name="T13">T</text:span><text:span text:style-name="T14">eam Members</text:span><text:span text:style-name="T15">:-</text:span></text:p>
        </text:list-header>
      </text:list>
      <text:p text:style-name="P3"/>
      <text:p text:style-name="P1"><text:tab/><text:tab/><text:tab/><text:tab/><text:span text:style-name="T7">Varun Gupta – 2018201003</text:span></text:p>
      <text:p text:style-name="P1"><text:tab/><text:tab/><text:tab/><text:tab/><text:span text:style-name="T7">Shashi Jangra -- 2018202001</text:span></text:p>
      <text:p text:style-name="P1"><text:tab/><text:tab/><text:tab/><text:tab/>Anjul <text:span text:style-name="T6">Ravi </text:span>Gupta – 201820102<text:span text:style-name="T7">1</text:span></text:p>
      <text:p text:style-name="P1"><text:span text:style-name="T11"><text:tab/><text:tab/><text:tab/><text:tab/>Kishan Shankar Singhal – 201820102</text:span><text:span text:style-name="T12">3</text:span></text:p>
      <text:p text:style-name="P10"/>
      <text:list xml:id="list2885833397" text:style-name="L3">
        <text:list-item>
          <text:p text:style-name="P48">Project Objective:</text:p>
          <text:p text:style-name="P48"/>
        </text:list-item>
      </text:list>
      <text:p text:style-name="P34"><text:tab/>In this project, we are implementing a memory allocator for the heap of a user-level process. Our functions are similar to those provided by malloc() and free(), but a little more interesting. <text:span text:style-name="T39">We are implementing following functionalities:-</text:span></text:p>
      <text:p text:style-name="P35">1) <text:span text:style-name="T42">Malloc</text:span><text:span text:style-name="T41"> - functions similar to traditional malloc, but </text:span><text:span text:style-name="T42">free </text:span><text:span text:style-name="T41">can free memory from any point in the allocated memory.</text:span></text:p>
      <text:p text:style-name="P36"><text:span text:style-name="T47">2</text:span><text:span text:style-name="T46">) I</text:span><text:span text:style-name="T47">mplementations of </text:span><text:span text:style-name="T48">Mem_Alloc (int size)</text:span><text:span text:style-name="T47"> and</text:span><text:span text:style-name="T48"> Mem_Free (void *ptr)</text:span><text:span text:style-name="T47"> are identical, </text:span><text:span text:style-name="T41">except the pointer passed to Mem_Free does not have to have been previously returned by Mem_Alloc, </text:span><text:span text:style-name="T47">instead, ptr can point to any valid range of memory returned by Mem_Alloc.</text:span></text:p>
      <text:p text:style-name="P91">Memory allocators have two distinct tasks.</text:p>
      <text:p text:style-name="P28"><text:span text:style-name="T22"><text:tab/>First, the memory allocator asks the operating system to expand the heap portion of the process's address space by calling either </text:span><text:span text:style-name="Teletype"><text:span text:style-name="T26">sbrk </text:span></text:span><text:span text:style-name="T22">or </text:span><text:span text:style-name="Teletype"><text:span text:style-name="T26">mmap</text:span></text:span><text:span text:style-name="T22">.</text:span></text:p>
      <text:p text:style-name="P91"><text:tab/>Second, the memory allocator doles out this memory to the calling process. This involves managing a free list of memory and finding a contiguous chunk of memory that is large enough for the user's request; when the user later frees memory, it is added back to this list.</text:p>
      <text:list xml:id="list777615054" text:style-name="L4">
        <text:list-item>
          <text:p text:style-name="P95"><text:soft-page-break/>Implementation:</text:p>
        </text:list-item>
      </text:list>
      <text:p text:style-name="P92"><text:tab/>The basic idea of this project was to understand how a simple memory allocator works using basic system calls.</text:p>
      <text:p text:style-name="P27"><text:span text:style-name="T22">The implementation must pass through some basic </text:span><text:span text:style-name="T29">guidelines</text:span><text:span text:style-name="T22">:</text:span></text:p>
      <text:p text:style-name="P27"><text:span text:style-name="T23">1) W</text:span><text:span text:style-name="T22">hen requesting memory from the OS, </text:span><text:span text:style-name="T23">we </text:span><text:span text:style-name="T22">must use </text:span><text:span text:style-name="Teletype"><text:span text:style-name="T26">mmap </text:span></text:span><text:span text:style-name="T22">(</text:span><text:span text:style-name="T23">rather</text:span><text:span text:style-name="T22"> than sbrk).</text:span></text:p>
      <text:p text:style-name="P27"><text:span text:style-name="T23">2) A</text:span><text:span text:style-name="T22">lthough a real memory allocator requests more memory from the OS whenever it can't satisfy a request from the user, our memory allocator must call </text:span><text:span text:style-name="T26">mmap only one time</text:span><text:span text:style-name="T22"> (when it is first initialized).</text:span></text:p>
      <text:p text:style-name="P93">3) The choice for Data Structures to maintain the free list and policy for choosing the chunk of memory was upto us.</text:p>
      <text:p text:style-name="P93">4) The memory allocator should be more flexible in how the user can specify what memory should be freed.</text:p>
      <text:p text:style-name="P9"/>
      <text:p text:style-name="P33"><text:span text:style-name="T18">T</text:span><text:span text:style-name="T17">he traditional </text:span><text:span text:style-name="Teletype"><text:span text:style-name="T16">malloc() </text:span></text:span><text:span text:style-name="T17">and </text:span><text:span text:style-name="Teletype"><text:span text:style-name="T16">free() </text:span></text:span><text:span text:style-name="T17">are defined as follows:-</text:span></text:p>
      <text:list xml:id="list3543901487" text:style-name="L5">
        <text:list-item>
          <text:p text:style-name="P103"><text:span text:style-name="T4">void *malloc(size_t size)</text:span>: </text:p>
          <text:list>
            <text:list-header>
              <text:p text:style-name="P103">malloc() allocates <text:span text:style-name="T4">size </text:span>bytes and returns a pointer to the allocated memory. The memory is not cleared.</text:p>
              <text:p text:style-name="P103"/>
            </text:list-header>
          </text:list>
        </text:list-item>
        <text:list-item>
          <text:p text:style-name="P79"><text:span text:style-name="T4">void free(void *ptr)</text:span>: </text:p>
          <text:list>
            <text:list-header>
              <text:p text:style-name="P79">free() frees the memory space pointed to by ptr, which must have been returned by a previous call to malloc(), calloc() or realloc(). </text:p>
              <text:p text:style-name="P79">Otherwise, or if free(ptr) has already been called before, undefined behaviour occurs. </text:p>
              <text:p text:style-name="P79">If ptr is NULL, no operation is performed.</text:p>
            </text:list-header>
          </text:list>
        </text:list-item>
      </text:list>
      <text:p text:style-name="P37"/>
      <text:p text:style-name="P12"><text:span text:style-name="T38"><text:tab/>O</text:span>ur implementations of <text:span text:style-name="T4">Mem_Alloc(int size) </text:span>and <text:span text:style-name="T4">Mem_Free(void *ptr) </text:span>are identical, except the <text:span text:style-name="T4">ptr </text:span>passed to Mem_Free does not have to have been previously returned by Mem_Alloc; instead, ptr can point to any valid range of memory returned by Mem_Alloc. </text:p>
      <text:p text:style-name="P12"><text:tab/>For example, the following code sequence is valid with our allocator, but not with the traditional malloc and free:</text:p>
      <text:p text:style-name="P11"/>
      <text:p text:style-name="P45">int *ptr;</text:p>
      <text:p text:style-name="P45"/>
      <text:p text:style-name="P45">// The returned memory object is between ptr and ptr+49</text:p>
      <text:p text:style-name="P45">if ((ptr = (int *)Mem_Alloc(50 * sizeof(int))) == NULL) exit(1);</text:p>
      <text:p text:style-name="P45"><text:soft-page-break/></text:p>
      <text:p text:style-name="P45">// Could replace 30 with any value from 0 to 49.</text:p>
      <text:p text:style-name="P45">Mem_Free(ptr+30); <text:s/></text:p>
      <text:p text:style-name="P46"/>
      <text:p text:style-name="P29"><text:span text:style-name="T19"><text:tab/>Thus, in our implementation, </text:span><text:span text:style-name="T20">we</text:span><text:span text:style-name="T19"> have a more sophisticated data structure than the traditional malloc to track the regions of memory allocated by </text:span><text:span text:style-name="T21">Mem_Alloc</text:span><text:span text:style-name="T19">. </text:span></text:p>
      <text:h text:style-name="P31" text:outline-level="3">Program Specifications:-</text:h>
      <text:p text:style-name="P96">We are required to implement following functions:- </text:p>
      <text:p text:style-name="P30"><text:span text:style-name="T24">We have provided the prototypes for these functions in the file </text:span><text:span text:style-name="T27">mem.h </text:span><text:span text:style-name="T25">and our implementation of memory allocator is in file</text:span><text:span text:style-name="T27"> mem.cpp.</text:span></text:p>
      <text:p text:style-name="P94">1) int Mem_Init(int sizeOfRegion)</text:p>
      <text:p text:style-name="P94">2) void *Mem_Alloc(int size)</text:p>
      <text:p text:style-name="P30"><text:span text:style-name="T28">3)</text:span><text:span text:style-name="T24"> </text:span><text:span text:style-name="T27">int Mem_Free(void *ptr)</text:span></text:p>
      <text:p text:style-name="P94">4) int Mem_IsValid(void *ptr)</text:p>
      <text:p text:style-name="P94">5) int Mem_GetSize(void *ptr)</text:p>
      <text:p text:style-name="P94"/>
      <text:p text:style-name="P26"/>
      <text:list xml:id="list2486861335" text:style-name="L6">
        <text:list-item>
          <text:p text:style-name="P97"><text:bookmark text:name="spec1"/><text:span text:style-name="T33">Working of our </text:span><text:span text:style-name="T32">Implementation:</text:span></text:p>
        </text:list-item>
      </text:list>
      <text:p text:style-name="P98"/>
      <text:p text:style-name="P98"><text:tab/><text:span text:style-name="T70">We have used the following variables and structure to implement the malloc functions:-</text:span></text:p>
      <text:p text:style-name="P99"><text:span text:style-name="T69">a) struct node *allocatedlist_start</text:span></text:p>
      <text:p text:style-name="P99"><text:span text:style-name="T69">b) struct node *allocatedlist_end</text:span></text:p>
      <text:p text:style-name="P99"><text:span text:style-name="T69">c) struct node *freelist_start</text:span></text:p>
      <text:p text:style-name="P99"><text:span text:style-name="T69">d) struct node *freelist_end</text:span></text:p>
      <text:p text:style-name="P99"><text:span text:style-name="T69">e) int allocatednode_count; </text:span><text:span text:style-name="T72">//</text:span><text:span text:style-name="T73">Initially 0</text:span></text:p>
      <text:p text:style-name="P100"><text:span text:style-name="T69">f) int freenode_count; </text:span><text:span text:style-name="T72">//</text:span><text:span text:style-name="T73">Initially 1</text:span></text:p>
      <text:p text:style-name="P102"><text:span text:style-name="T71">g</text:span><text:span text:style-name="T69">) struct node </text:span></text:p>
      <text:p text:style-name="P102"><text:span text:style-name="T69"><text:tab/><text:tab/>{ <text:s/><text:tab/>void *dataptr; <text:s/></text:span></text:p>
      <text:p text:style-name="P101"><text:span text:style-name="T74"><text:tab/><text:tab/><text:tab/>int size; <text:s text:c="6"/>};</text:span></text:p>
      <text:p text:style-name="P23"><text:soft-page-break/><text:span text:style-name="T35">O</text:span><text:span text:style-name="T34">ur implementation is as follows:-</text:span></text:p>
      <text:p text:style-name="P50"/>
      <text:list xml:id="list93509377547322" text:continue-numbering="true" text:style-name="L6">
        <text:list-item>
          <text:p text:style-name="P55"><text:span text:style-name="T36">W</text:span><text:span text:style-name="T35">e request 4 times the memory the user requests, we use one portion of it to store </text:span><text:span text:style-name="T36">data</text:span><text:span text:style-name="T35"> and allocate the blocks that the user requests. For each block that has been allocated or deallocated, a new </text:span><text:span text:style-name="T36">node</text:span><text:span text:style-name="T35"> is created in the respective free list and allocated list that are dynamically created in the remaining portion of the requested memory.</text:span></text:p>
        </text:list-item>
        <text:list-item>
          <text:p text:style-name="P55"><text:span text:style-name="T35">Both the lists grow in opposite directions. Also the variables alloc</text:span><text:span text:style-name="T36">ListStart </text:span><text:span text:style-name="T35">&amp; allocL</text:span><text:span text:style-name="T36">istEnd</text:span><text:span text:style-name="T35"> are used to maintain the </text:span><text:span text:style-name="T36">start and end</text:span><text:span text:style-name="T35"> of the allocated list, and free</text:span><text:span text:style-name="T36">ListStart</text:span><text:span text:style-name="T35"> &amp; freeL</text:span><text:span text:style-name="T36">i</text:span><text:span text:style-name="T35">st</text:span><text:span text:style-name="T36">End</text:span><text:span text:style-name="T35"> are used to maintain the </text:span><text:span text:style-name="T36">start and end</text:span><text:span text:style-name="T35"> of the </text:span><text:span text:style-name="T36">free</text:span><text:span text:style-name="T35"> list.</text:span><text:line-break/> <text:span text:style-name="T51">Following are the details of functions (with code snippets) that we implemented:-</text:span></text:p>
          <text:p text:style-name="P55"><text:span text:style-name="T51"/></text:p>
        </text:list-item>
      </text:list>
      <text:h text:style-name="P44" text:outline-level="3"><text:span text:style-name="T62">1) </text:span>int Mem_Init(int sizeOfRegion):</text:h>
      <text:p text:style-name="P41"><text:tab/>Mem_Init is called one time by user program that is going to use our routines. sizeOfRegion is the maximum total number of bytes that the process can request and this memory is requested from the OS by us using mmap().</text:p>
      <text:list xml:id="list1237553889" text:style-name="L7">
        <text:list-item>
          <text:p text:style-name="P82"><text:s/>If Mem_Init() is successful in obtaining a block, it returns 1, otherwise it returns 0.</text:p>
        </text:list-item>
      </text:list>
      <text:p text:style-name="P41"><text:span text:style-name="T61">This is how we </text:span>implemented <text:span text:style-name="T61">it </text:span>in our code:</text:p>
      <text:p text:style-name="P41"/>
      <text:p text:style-name="P87"><text:s/>if(sizeOfRegion&lt;=0)</text:p>
      <text:p text:style-name="P87"><text:s text:c="4"/>{<text:tab/></text:p>
      <text:p text:style-name="P87"><text:s text:c="4"/><text:tab/>handle_error("Invalid size...!");</text:p>
      <text:p text:style-name="P87"><text:s text:c="4"/><text:tab/>return -1;</text:p>
      <text:p text:style-name="P87"><text:s text:c="4"/>}</text:p>
      <text:p text:style-name="P88">//<text:span text:style-name="T67">If size is less than 0, show error msg.</text:span></text:p>
      <text:p text:style-name="P87"><text:s text:c="5"/>sizegarbage=sizeOfRegion;</text:p>
      <text:p text:style-name="P87"><text:s text:c="4"/></text:p>
      <text:p text:style-name="P87"><text:s text:c="4"/>int fd = open("/dev/zero", O_RDWR); <text:s text:c="2"/></text:p>
      <text:p text:style-name="P87"><text:soft-page-break/><text:s text:c="4"/>ptr = mmap(NULL, <text:span text:style-name="T67">4</text:span>*sizeOfRegion, PROT_READ | PROT_WRITE, MAP_PRIVATE, fd, 0); <text:tab/><text:tab/>// getting memory from OS</text:p>
      <text:p text:style-name="P87"><text:s text:c="4"/>if (ptr == MAP_FAILED) </text:p>
      <text:p text:style-name="P87"><text:s text:c="4"/>{ </text:p>
      <text:p text:style-name="P87"><text:s text:c="7"/>handle_error("MMAP Error...!");</text:p>
      <text:p text:style-name="P87"><text:s text:c="7"/>return -1;</text:p>
      <text:p text:style-name="P87"><text:s text:c="4"/>} </text:p>
      <text:p text:style-name="P87"><text:s text:c="4"/>current_space=sizeOfRegion;</text:p>
      <text:p text:style-name="P87"><text:s text:c="4"/>freelist_start=(node*)(ptr + <text:span text:style-name="T67">4</text:span>*<text:span text:style-name="T67">s</text:span>izeOfRegion - sizeof(node));</text:p>
      <text:p text:style-name="P87"><text:s text:c="4"/>allocatedlist_start=(node*)(ptr + sizeOfRegion);</text:p>
      <text:p text:style-name="P87"><text:s text:c="4"/>allocatedlist_start-&gt;size=0;</text:p>
      <text:p text:style-name="P87"><text:s text:c="4"/>freelist_start-&gt;dataptr=ptr;</text:p>
      <text:p text:style-name="P87"><text:s text:c="4"/>freelist_start-&gt;size=sizeOfRegion;</text:p>
      <text:p text:style-name="P87"><text:s text:c="4"/></text:p>
      <text:p text:style-name="P87"><text:s text:c="4"/>freelist_end=freelist_start;</text:p>
      <text:p text:style-name="P87"><text:s text:c="4"/>allocatedlist_end=allocatedlist_start;</text:p>
      <text:p text:style-name="P87"><text:s text:c="4"/>close(fd); </text:p>
      <text:p text:style-name="P87"><text:s text:c="4"/>return 1; <text:s text:c="3"/></text:p>
      <text:p text:style-name="P38"/>
      <text:p text:style-name="P4">2) void* Mem_Alloc(int size) :</text:p>
      <text:p text:style-name="P8"><text:tab/>It takes the size of bytes to be allocated as input and returns a void pointer to the start to the allocated block of memory. </text:p>
      <text:list xml:id="list2993188157" text:style-name="L8">
        <text:list-item>
          <text:p text:style-name="P57">Function returns NULL if no free space is available to satisfy the request.</text:p>
        </text:list-item>
      </text:list>
      <text:p text:style-name="P8"/>
      <text:p text:style-name="P8"><text:tab/>We are using “<text:span text:style-name="T10">FIRST</text:span><text:span text:style-name="T9"> FIT</text:span><text:span text:style-name="T5">”</text:span> to find the free block in the memory and allocate it to the user. First we check the available present space and if the</text:p>
      <text:p text:style-name="P8">requested size is less than its value, then we move ahead. We find the <text:span text:style-name="T65">first</text:span> free available block in our region by traversing the free list.</text:p>
      <text:p text:style-name="P8"/>
      <text:list xml:id="list1294147665" text:style-name="L9">
        <text:list-item>
          <text:p text:style-name="P58"><text:soft-page-break/><text:span text:style-name="T66">If </text:span>the user requests more memory than the size of <text:span text:style-name="T66">all the</text:span> node<text:span text:style-name="T66">s available in the list, then, </text:span></text:p>
          <text:p text:style-name="P59">In this case, we display “Not Enough Memory” <text:span text:style-name="T66">message</text:span></text:p>
          <text:p text:style-name="P59">and return a NULL pointer.</text:p>
          <text:p text:style-name="P59"/>
        </text:list-item>
      </text:list>
      <text:list xml:id="list4579980" text:style-name="L10">
        <text:list-item>
          <text:p text:style-name="P62">Otherwise, if the space is available i.e. we find the node/block with size more than or equal to requested size, then, we create a node in the allocated list for that respective allocated block and initialize</text:p>
          <text:p text:style-name="P62">it with proper values. (Reduce the<text:span text:style-name="T44"> free_</text:span><text:span text:style-name="T45">node_</text:span><text:span text:style-name="T44">count</text:span><text:span text:style-name="T60"> </text:span><text:span text:style-name="T40">by 1 and increment the</text:span><text:span text:style-name="T43"> allocated</text:span><text:span text:style-name="T44">_</text:span><text:span text:style-name="T45">node_</text:span><text:span text:style-name="T44">count</text:span><text:span text:style-name="T40">) .</text:span></text:p>
        </text:list-item>
      </text:list>
      <text:p text:style-name="P64"/>
      <text:p text:style-name="P42"><text:span text:style-name="T61">This is how we </text:span>implemented <text:span text:style-name="T61">it </text:span>in our code:</text:p>
      <text:p text:style-name="P42"><text:span text:style-name="T40"/></text:p>
      <text:p text:style-name="P75">if(size&gt;current_space)<text:tab/><text:tab/><text:tab/></text:p>
      <text:p text:style-name="P75"><text:tab/>{</text:p>
      <text:p text:style-name="P75"><text:tab/><text:tab/>handle_error("Not enough space available...!\n");</text:p>
      <text:p text:style-name="P75"><text:tab/><text:tab/>return NULL;</text:p>
      <text:p text:style-name="P75"><text:tab/>}<text:tab/></text:p>
      <text:p text:style-name="P61"><text:tab/></text:p>
      <text:p text:style-name="P63">//<text:span text:style-name="T67">If size greater than current space then show error msg.</text:span></text:p>
      <text:p text:style-name="P63"/>
      <text:p text:style-name="P63"><text:tab/><text:span text:style-name="T68">node *firstlarge_node=freelist_start;</text:span></text:p>
      <text:p text:style-name="P75"><text:tab/>node *currentnode=firstlarge_node;</text:p>
      <text:p text:style-name="P75"/>
      <text:p text:style-name="P75"><text:tab/>// pointer to be returned to user</text:p>
      <text:p text:style-name="P75"><text:tab/>void *result_ptr=firstlarge_node-&gt;dataptr;<text:tab/><text:tab/><text:tab/></text:p>
      <text:p text:style-name="P75"><text:tab/>int largenode_size=firstlarge_node-&gt;size;</text:p>
      <text:p text:style-name="P75"><text:tab/></text:p>
      <text:p text:style-name="P75"><text:tab/>// first fit to search free node</text:p>
      <text:p text:style-name="P75"><text:tab/>for(int i=1;i&lt;=freenode_count;i++)<text:tab/><text:tab/><text:tab/><text:tab/></text:p>
      <text:p text:style-name="P75"><text:tab/>{<text:tab/></text:p>
      <text:p text:style-name="P75"><text:tab/><text:tab/></text:p>
      <text:p text:style-name="P75"><text:tab/><text:tab/>if(size &lt; currentnode-&gt;size &amp;&amp; firstlarge_node-&gt;dataptr &gt; currentnode-&gt;dataptr)</text:p>
      <text:p text:style-name="P75"><text:tab/><text:tab/><text:tab/>firstlarge_node=currentnode;</text:p>
      <text:p text:style-name="P75"/>
      <text:p text:style-name="P77"><text:soft-page-break/>//<text:span text:style-name="T67">Here we are using first fit policy</text:span></text:p>
      <text:p text:style-name="P75"><text:tab/><text:tab/></text:p>
      <text:p text:style-name="P75"><text:tab/><text:tab/>currentnode--;</text:p>
      <text:p text:style-name="P75"><text:tab/>}</text:p>
      <text:p text:style-name="P75"><text:tab/></text:p>
      <text:p text:style-name="P75"><text:tab/>result_ptr=firstlarge_node-&gt;dataptr;</text:p>
      <text:p text:style-name="P75"><text:tab/>node *newallocated_node;</text:p>
      <text:p text:style-name="P75"><text:tab/></text:p>
      <text:p text:style-name="P75"><text:tab/>// if space is partially allocated from a free node</text:p>
      <text:p text:style-name="P75"><text:tab/>if(size&lt;firstlarge_node-&gt;size)<text:tab/><text:tab/><text:tab/><text:tab/></text:p>
      <text:p text:style-name="P75"><text:tab/>{<text:tab/></text:p>
      <text:p text:style-name="P75"><text:tab/><text:tab/></text:p>
      <text:p text:style-name="P75"><text:tab/><text:tab/>firstlarge_node-&gt;size-=size;<text:tab/><text:tab/><text:tab/></text:p>
      <text:p text:style-name="P75"><text:tab/><text:tab/>firstlarge_node-&gt;dataptr+=size;<text:tab/><text:tab/><text:tab/></text:p>
      <text:p text:style-name="P75"><text:tab/><text:tab/></text:p>
      <text:p text:style-name="P75"><text:tab/><text:tab/>if(allocatedlist_start-&gt;size != 0)<text:tab/><text:tab/><text:tab/></text:p>
      <text:p text:style-name="P75"><text:tab/><text:tab/><text:tab/>newallocated_node=allocatedlist_end +1;</text:p>
      <text:p text:style-name="P75"><text:tab/><text:tab/></text:p>
      <text:p text:style-name="P75"><text:tab/><text:tab/>else</text:p>
      <text:p text:style-name="P75"><text:tab/><text:tab/><text:tab/>newallocated_node=allocatedlist_start;</text:p>
      <text:p text:style-name="P75"><text:tab/><text:tab/></text:p>
      <text:p text:style-name="P75"><text:tab/><text:tab/>newallocated_node-&gt;size=size;</text:p>
      <text:p text:style-name="P75"><text:tab/><text:tab/>newallocated_node-&gt;dataptr=result_ptr;</text:p>
      <text:p text:style-name="P75"/>
      <text:p text:style-name="P75"><text:tab/><text:tab/>// increase num of allocated nodes</text:p>
      <text:p text:style-name="P75"><text:tab/><text:tab/>allocatednode_count++;<text:tab/><text:tab/><text:tab/><text:tab/><text:tab/><text:tab/></text:p>
      <text:p text:style-name="P75"><text:tab/><text:tab/>allocatedlist_end=newallocated_node;</text:p>
      <text:p text:style-name="P75"/>
      <text:p text:style-name="P75"><text:tab/><text:tab/>// update current space</text:p>
      <text:p text:style-name="P75"><text:tab/><text:tab/>current_space-=size;<text:tab/><text:tab/><text:tab/><text:tab/><text:tab/></text:p>
      <text:p text:style-name="P75"><text:tab/>}</text:p>
      <text:p text:style-name="P75"><text:tab/>// if space is completely allocated of a free node</text:p>
      <text:p text:style-name="P75"><text:tab/>else if(size==firstlarge_node-&gt;size)<text:tab/><text:tab/></text:p>
      <text:p text:style-name="P75"><text:tab/>{</text:p>
      <text:p text:style-name="P75"><text:tab/><text:tab/></text:p>
      <text:p text:style-name="P75"><text:tab/><text:tab/>if(allocatedlist_start-&gt;size != 0)<text:tab/><text:tab/><text:tab/></text:p>
      <text:p text:style-name="P75"><text:tab/><text:tab/><text:tab/>newallocated_node=allocatedlist_end + 1;</text:p>
      <text:p text:style-name="P75"><text:soft-page-break/><text:tab/><text:tab/>else</text:p>
      <text:p text:style-name="P75"><text:tab/><text:tab/><text:tab/>newallocated_node=allocatedlist_start;</text:p>
      <text:p text:style-name="P75"/>
      <text:p text:style-name="P75"><text:tab/><text:tab/>newallocated_node-&gt;size=size;</text:p>
      <text:p text:style-name="P75"><text:tab/><text:tab/>newallocated_node-&gt;dataptr=result_ptr;</text:p>
      <text:p text:style-name="P75"><text:tab/><text:tab/>allocatednode_count++;</text:p>
      <text:p text:style-name="P75"><text:tab/><text:tab/>allocatedlist_end=newallocated_node;</text:p>
      <text:p text:style-name="P75"><text:tab/><text:tab/>current_space-=size;</text:p>
      <text:p text:style-name="P75"><text:tab/><text:tab/></text:p>
      <text:p text:style-name="P75"><text:tab/><text:tab/>if(firstlarge_node!=freelist_end)</text:p>
      <text:p text:style-name="P75"><text:tab/><text:tab/>{<text:tab/><text:tab/><text:tab/></text:p>
      <text:p text:style-name="P75"><text:tab/><text:tab/><text:tab/>firstlarge_node-&gt;dataptr=freelist_end-&gt;dataptr;</text:p>
      <text:p text:style-name="P75"><text:tab/><text:tab/><text:tab/>firstlarge_node-&gt;size=freelist_end-&gt;size;</text:p>
      <text:p text:style-name="P75"><text:tab/><text:tab/>}</text:p>
      <text:p text:style-name="P75"><text:tab/><text:tab/></text:p>
      <text:p text:style-name="P75"><text:tab/><text:tab/>// increase num of free nodes</text:p>
      <text:p text:style-name="P75"><text:tab/><text:tab/>freelist_end++;<text:tab/><text:tab/><text:tab/><text:tab/><text:tab/><text:tab/></text:p>
      <text:p text:style-name="P75"><text:tab/><text:tab/>if(freenode_count&gt;1)</text:p>
      <text:p text:style-name="P75"><text:tab/><text:tab/><text:tab/>freenode_count--;</text:p>
      <text:p text:style-name="P75"><text:tab/><text:tab/>else if(freenode_count==1)</text:p>
      <text:p text:style-name="P75"><text:tab/><text:tab/>{</text:p>
      <text:p text:style-name="P75"><text:tab/><text:tab/><text:tab/>freelist_start-&gt;dataptr=NULL;</text:p>
      <text:p text:style-name="P75"><text:tab/><text:tab/><text:tab/>freelist_start-&gt;size=0;</text:p>
      <text:p text:style-name="P75"><text:tab/><text:tab/>}<text:tab/></text:p>
      <text:p text:style-name="P75"/>
      <text:p text:style-name="P75"><text:tab/><text:tab/></text:p>
      <text:p text:style-name="P75"><text:tab/>}</text:p>
      <text:p text:style-name="P75"/>
      <text:p text:style-name="P75"><text:tab/>// if biggest node is less than size required<text:tab/></text:p>
      <text:p text:style-name="P75"><text:tab/>else<text:tab/><text:tab/><text:tab/><text:tab/><text:tab/><text:tab/><text:tab/></text:p>
      <text:p text:style-name="P75"><text:tab/>{</text:p>
      <text:p text:style-name="P75"><text:tab/><text:tab/>handle_error("Not enough space available...!\n");</text:p>
      <text:p text:style-name="P75"><text:tab/><text:tab/>return NULL;</text:p>
      <text:p text:style-name="P75"><text:tab/>}<text:tab/></text:p>
      <text:p text:style-name="P75"><text:tab/>return result_ptr;</text:p>
      <text:p text:style-name="P75"/>
      <text:p text:style-name="P8"/>
      <text:p text:style-name="P4"><text:soft-page-break/>3) int Mem_Free(void *ptr) :</text:p>
      <text:p text:style-name="P8"><text:tab/>Mem_Free() frees the memory object that ptr1 falls within, according to the rules described in Project Objective. </text:p>
      <text:list xml:id="list2784358390" text:style-name="L11">
        <text:list-item>
          <text:p text:style-name="P60">If ptr is NULL, then no operation is performed.</text:p>
        </text:list-item>
      </text:list>
      <text:list xml:id="list1040628052" text:style-name="L12">
        <text:list-item>
          <text:p text:style-name="P65">The function returns 0 on success and -1 if ptr does not fall within the allocated memory.</text:p>
        </text:list-item>
      </text:list>
      <text:p text:style-name="P21"/>
      <text:p text:style-name="P24"><text:span text:style-name="T55">I</text:span><text:span text:style-name="T54">n our implementation:-</text:span></text:p>
      <text:p text:style-name="P68"><text:tab/>When the value of ptr is NULL,</text:p>
      <text:p text:style-name="P24"><text:span text:style-name="T54"><text:tab/>Then, we </text:span><text:span text:style-name="T57">return -1</text:span><text:span text:style-name="T54"> as it isn’t valid request for deallocation.</text:span></text:p>
      <text:p text:style-name="P21"/>
      <text:list xml:id="list227842097" text:style-name="L13">
        <text:list-item>
          <text:p text:style-name="P70"><text:span text:style-name="T56">W</text:span><text:span text:style-name="T55">e </text:span><text:span text:style-name="T56">check</text:span><text:span text:style-name="T55"> the value of ptr </text:span><text:span text:style-name="T56">with</text:span><text:span text:style-name="T55"> </text:span><text:span text:style-name="T58">Mem_isValid()</text:span><text:span text:style-name="T55"> to check the validity of ptr.</text:span></text:p>
        </text:list-item>
      </text:list>
      <text:list xml:id="list2470062385" text:style-name="L14">
        <text:list-item>
          <text:p text:style-name="P71"><text:span text:style-name="T55">If Mem_isValid() returns false, then its not a a valid pointer to free and thus we display the error </text:span><text:span text:style-name="T56">message </text:span><text:span text:style-name="T55">and return -1.</text:span></text:p>
        </text:list-item>
      </text:list>
      <text:list xml:id="list2087367197" text:style-name="L15">
        <text:list-item>
          <text:p text:style-name="P72"><text:span text:style-name="T55">If ptr1 is valid by Mem_isValid(), then we traverse the whole list of allocated blocks and compare the lower bound and upper bound of the data </text:span><text:span text:style-name="T56">pointer </text:span><text:span text:style-name="T55">block to see if it lies in the range and find the node that contains </text:span><text:span text:style-name="T56">this </text:span><text:span text:style-name="T55">ptr.</text:span></text:p>
        </text:list-item>
      </text:list>
      <text:p text:style-name="P21"/>
      <text:list xml:id="list1380726066" text:style-name="L16">
        <text:list-item>
          <text:p text:style-name="P73"><text:span text:style-name="T59">W</text:span><text:span text:style-name="T58">hen ptr specifies a partial range </text:span><text:span text:style-name="T59">i.e. partially free the allocated block </text:span><text:span text:style-name="T58">(not the whole block) :-</text:span></text:p>
        </text:list-item>
      </text:list>
      <text:p text:style-name="P22"><text:span text:style-name="T55"><text:tab/><text:tab/>We create a </text:span><text:span text:style-name="T56">node</text:span><text:span text:style-name="T55"> for the free list and also reduce the size for the </text:span><text:span text:style-name="T56">node</text:span><text:span text:style-name="T55"> of the allocated list.</text:span></text:p>
      <text:p text:style-name="P22"><text:span text:style-name="T55">And then we update </text:span><text:span text:style-name="T59">allocated_node_count</text:span><text:span text:style-name="T55"> and</text:span><text:span text:style-name="T58"> free_</text:span><text:span text:style-name="T59">node_</text:span><text:span text:style-name="T58">count</text:span><text:span text:style-name="T55"> accordingly.</text:span></text:p>
      <text:p text:style-name="P21"/>
      <text:list xml:id="list812618842" text:style-name="L17">
        <text:list-item>
          <text:p text:style-name="P74"><text:span text:style-name="T52">W</text:span><text:span text:style-name="T53">hen ptr1 specifies the whole block to be free :-</text:span></text:p>
        </text:list-item>
      </text:list>
      <text:p text:style-name="P25"><text:span text:style-name="T55"><text:tab/>Here also we create a new </text:span><text:span text:style-name="T56">node</text:span><text:span text:style-name="T55"> for the free list but we remove the </text:span><text:span text:style-name="T56">node</text:span><text:span text:style-name="T55"> for the allocated</text:span><text:span text:style-name="T56"> </text:span><text:span text:style-name="T55">block and update </text:span><text:span text:style-name="T59">allocated_node_count</text:span><text:span text:style-name="T55"> and</text:span><text:span text:style-name="T58"> free_</text:span><text:span text:style-name="T59">node_</text:span><text:span text:style-name="T58">count</text:span><text:span text:style-name="T55"> accordingly.</text:span></text:p>
      <text:p text:style-name="P67"/>
      <text:list xml:id="list3661509672" text:style-name="L18">
        <text:list-item>
          <text:p text:style-name="P69">At the last of this function, we check that if their is any free region in either left or the right of current free region, then we merge that region to free region to make it bigger free region.</text:p>
        </text:list-item>
      </text:list>
      <text:p text:style-name="P68"/>
      <text:p text:style-name="P42"><text:span text:style-name="T61">This is how we implemented it in our code:</text:span></text:p>
      <text:p text:style-name="P42"><text:span text:style-name="T56"/></text:p>
      <text:p text:style-name="P76"><text:soft-page-break/>if(ptr==NULL)</text:p>
      <text:p text:style-name="P76"><text:tab/><text:tab/>return -1;</text:p>
      <text:p text:style-name="P76"/>
      <text:p text:style-name="P76"><text:tab/>//checking whether ptr provided by user is within the valid range</text:p>
      <text:p text:style-name="P76"><text:tab/>if(!Mem_IsValid(ptr))<text:tab/><text:tab/><text:tab/><text:tab/></text:p>
      <text:p text:style-name="P76"><text:tab/>{<text:tab/></text:p>
      <text:p text:style-name="P76"><text:tab/><text:tab/>handle_error("Invalid Pointer...!\n");</text:p>
      <text:p text:style-name="P76"><text:tab/><text:tab/></text:p>
      <text:p text:style-name="P76"><text:tab/><text:tab/>return -1;</text:p>
      <text:p text:style-name="P76"><text:tab/>}<text:tab/></text:p>
      <text:p text:style-name="P76"><text:tab/>node *currentnode=allocatedlist_start;</text:p>
      <text:p text:style-name="P76"><text:tab/>unsigned long long int low,high;</text:p>
      <text:p text:style-name="P76"><text:tab/></text:p>
      <text:p text:style-name="P76"><text:tab/>//traversing the allocated list to find the particular allocated node</text:p>
      <text:p text:style-name="P76"><text:tab/>for(int i=0;i&lt;allocatednode_count;i++)<text:tab/><text:tab/></text:p>
      <text:p text:style-name="P76"><text:tab/>{</text:p>
      <text:p text:style-name="P76"><text:tab/><text:tab/></text:p>
      <text:p text:style-name="P76"><text:tab/><text:tab/>low=(uintptr_t)currentnode-&gt;dataptr;</text:p>
      <text:p text:style-name="P76"><text:tab/><text:tab/>high=low + currentnode-&gt;size;</text:p>
      <text:p text:style-name="P76"/>
      <text:p text:style-name="P76"><text:tab/><text:tab/>if((uintptr_t)low&lt;=(uintptr_t)ptr1 &amp;&amp; (uintptr_t)ptr1&lt;(uintptr_t)high)</text:p>
      <text:p text:style-name="P76"><text:tab/><text:tab/><text:tab/>break;</text:p>
      <text:p text:style-name="P76"><text:tab/><text:tab/>currentnode++;<text:tab/></text:p>
      <text:p text:style-name="P76"><text:tab/>}</text:p>
      <text:p text:style-name="P76"><text:tab/>int actual_size=currentnode-&gt;size;</text:p>
      <text:p text:style-name="P76"><text:tab/>currentnode-&gt;size=(uintptr_t)ptr1 - (uintptr_t)low;</text:p>
      <text:p text:style-name="P76"><text:tab/></text:p>
      <text:p text:style-name="P76"><text:tab/>node *newfree_node;</text:p>
      <text:p text:style-name="P76"><text:tab/>//partially freeing a node</text:p>
      <text:p text:style-name="P76"><text:tab/>if(currentnode-&gt;size!=1)<text:tab/><text:tab/><text:tab/><text:tab/><text:tab/><text:tab/></text:p>
      <text:p text:style-name="P76"><text:tab/>{<text:tab/></text:p>
      <text:p text:style-name="P76"><text:tab/><text:tab/>newfree_node=freelist_end;<text:tab/><text:tab/><text:tab/><text:tab/><text:tab/><text:tab/><text:tab/><text:tab/><text:tab/><text:tab/><text:tab/></text:p>
      <text:p text:style-name="P76"><text:tab/><text:tab/>newfree_node--;</text:p>
      <text:p text:style-name="P76"><text:tab/><text:tab/>newfree_node-&gt;size = actual_size - currentnode-&gt;size;</text:p>
      <text:p text:style-name="P76"><text:soft-page-break/><text:tab/>}</text:p>
      <text:p text:style-name="P76"/>
      <text:p text:style-name="P76"><text:tab/>//fully freeing a node</text:p>
      <text:p text:style-name="P76"><text:tab/>else<text:tab/><text:tab/><text:tab/><text:tab/><text:tab/><text:tab/><text:tab/><text:tab/></text:p>
      <text:p text:style-name="P76"><text:tab/>{</text:p>
      <text:p text:style-name="P76"><text:tab/><text:tab/>newfree_node=freelist_end - 1; </text:p>
      <text:p text:style-name="P76"><text:tab/><text:tab/>newfree_node-&gt;size = actual_size;</text:p>
      <text:p text:style-name="P76"><text:tab/><text:tab/>currentnode-&gt;size=allocatedlist_end-&gt;size;</text:p>
      <text:p text:style-name="P76"><text:tab/><text:tab/>currentnode-&gt;dataptr=allocatedlist_end-&gt;dataptr;</text:p>
      <text:p text:style-name="P76"><text:tab/><text:tab/>allocatedlist_end--;</text:p>
      <text:p text:style-name="P76"><text:tab/><text:tab/>allocatednode_count--;</text:p>
      <text:p text:style-name="P76"><text:tab/>}<text:tab/></text:p>
      <text:p text:style-name="P76"><text:tab/>newfree_node-&gt;dataptr=ptr1;</text:p>
      <text:p text:style-name="P76"><text:tab/>freenode_count++;</text:p>
      <text:p text:style-name="P76"><text:tab/>freelist_end=newfree_node;</text:p>
      <text:p text:style-name="P76"><text:tab/>current_space+=newfree_node-&gt;size;</text:p>
      <text:p text:style-name="P39"/>
      <text:p text:style-name="P39"><text:span text:style-name="T64">4) </text:span>int Mem_isValid(void *ptr) :</text:p>
      <text:p text:style-name="P40"><text:tab/>Mem_isValid() is used to check the validity of pointer passed to Mem_Free(). </text:p>
      <text:list xml:id="list462869969" text:style-name="L19">
        <text:list-item>
          <text:p text:style-name="P80"><text:span text:style-name="T49">If the pointer fall i</text:span><text:span text:style-name="T50">n </text:span><text:span text:style-name="T49">valid range it returns 1. Else it returns 0.</text:span></text:p>
        </text:list-item>
      </text:list>
      <text:p text:style-name="P40"/>
      <text:p text:style-name="P42"><text:span text:style-name="T61">This is how we </text:span><text:span text:style-name="T49">implemented </text:span><text:span text:style-name="T61">it </text:span><text:span text:style-name="T49">in our code:</text:span></text:p>
      <text:p text:style-name="P40"/>
      <text:p text:style-name="P90">node *currentnode=allocatedlist_start;</text:p>
      <text:p text:style-name="P90"><text:tab/>unsigned long long int low,high;<text:tab/><text:tab/><text:tab/></text:p>
      <text:p text:style-name="P90"><text:tab/>for(int i=0;i&lt;allocatednode_count;i++)</text:p>
      <text:p text:style-name="P90"><text:tab/>{</text:p>
      <text:p text:style-name="P90"><text:tab/><text:tab/>low=(uintptr_t)currentnode-&gt;dataptr;</text:p>
      <text:p text:style-name="P90"><text:tab/><text:tab/>high=low + currentnode-&gt;size;</text:p>
      <text:p text:style-name="P90"><text:soft-page-break/><text:tab/><text:tab/>if((uintptr_t)low&lt;=(uintptr_t)user_ptr &amp;&amp; (uintptr_t)user_ptr&lt;(uintptr_t)high)</text:p>
      <text:p text:style-name="P90"><text:tab/><text:tab/><text:tab/>return 1;</text:p>
      <text:p text:style-name="P90"><text:tab/><text:tab/>currentnode++;</text:p>
      <text:p text:style-name="P90"><text:tab/>}</text:p>
      <text:p text:style-name="P90"><text:tab/>return 0;</text:p>
      <text:p text:style-name="P90"/>
      <text:p text:style-name="P2"><text:span text:style-name="T64">5) </text:span>int Mem_GetSize(void *ptr) :</text:p>
      <text:p text:style-name="P6"><text:span text:style-name="T30"><text:tab/>If </text:span><text:span text:style-name="T31">ptr </text:span><text:span text:style-name="T30">falls within the range of a currently allocated object, </text:span></text:p>
      <text:p text:style-name="P49">then this function returns the size in bytes of that object;</text:p>
      <text:p text:style-name="P49">otherwise, the function returns -1.</text:p>
      <text:p text:style-name="P7"/>
      <text:p text:style-name="P42"><text:span text:style-name="T61">This is how we </text:span>implemented <text:span text:style-name="T61">it </text:span>in our code:</text:p>
      <text:p text:style-name="P42"/>
      <text:p text:style-name="P89">node *currentnode=allocatedlist_start;</text:p>
      <text:p text:style-name="P89"><text:tab/>unsigned long long int low,high;</text:p>
      <text:p text:style-name="P89"><text:tab/></text:p>
      <text:p text:style-name="P89"><text:tab/>//traverse the allocated list to find the particular allocated node</text:p>
      <text:p text:style-name="P89"><text:tab/>for(int i=0;i&lt;allocatednode_count;i++)<text:tab/><text:tab/><text:tab/><text:tab/></text:p>
      <text:p text:style-name="P89"><text:tab/>{</text:p>
      <text:p text:style-name="P89"><text:tab/><text:tab/></text:p>
      <text:p text:style-name="P89"><text:tab/><text:tab/>low=(uintptr_t)currentnode-&gt;dataptr;</text:p>
      <text:p text:style-name="P89"><text:tab/><text:tab/>high=low + currentnode-&gt;size;</text:p>
      <text:p text:style-name="P89"/>
      <text:p text:style-name="P89"><text:tab/><text:tab/>if((uintptr_t)low&lt;=(uintptr_t)ptr1 &amp;&amp; (uintptr_t)ptr1 &lt; (uintptr_t)high)</text:p>
      <text:p text:style-name="P89"><text:tab/><text:tab/>{</text:p>
      <text:p text:style-name="P89"><text:soft-page-break/><text:tab/><text:tab/><text:tab/>return currentnode-&gt;size;<text:tab/><text:tab/></text:p>
      <text:p text:style-name="P89"><text:tab/><text:tab/>}</text:p>
      <text:p text:style-name="P89"><text:tab/><text:tab/>currentnode++;</text:p>
      <text:p text:style-name="P89"><text:tab/>}</text:p>
      <text:p text:style-name="P89"><text:tab/>return -1;</text:p>
      <text:p text:style-name="P81"/>
      <text:p text:style-name="P5"/>
      <text:list xml:id="list1388520698" text:style-name="L20">
        <text:list-item>
          <text:p text:style-name="P52">End user documentation:-</text:p>
        </text:list-item>
      </text:list>
      <text:p text:style-name="P17"/>
      <text:p text:style-name="P13"><text:tab/><text:span text:style-name="T63">Our project contains the following files:</text:span></text:p>
      <text:p text:style-name="P20"/>
      <text:p text:style-name="P18">a) mem.h :</text:p>
      <text:p text:style-name="P16"/>
      <text:p text:style-name="P14"><text:tab/>This file can be used directly in any program as the library, containing all the function declarations. (Header File)</text:p>
      <text:p text:style-name="P14"/>
      <text:p text:style-name="P18">b) mem.cpp :</text:p>
      <text:p text:style-name="P16"/>
      <text:p text:style-name="P14"><text:tab/>This file contains our main implementation of <text:span text:style-name="T5">Mem_Alloc</text:span> and <text:span text:style-name="T5">Mem_free </text:span>i.e. definitions of all the functions. (Main code file)</text:p>
      <text:p text:style-name="P14"/>
      <text:p text:style-name="P18">c) main.cpp :</text:p>
      <text:p text:style-name="P16"/>
      <text:p text:style-name="P14"><text:tab/>This is a kind of testing file used to check working of our implemented functions, which contains the main() function and using the “mem.h” as library(header file). </text:p>
      <text:p text:style-name="P14"/>
      <text:p text:style-name="P19">d) run.sh :</text:p>
      <text:p text:style-name="P15"><text:tab/></text:p>
      <text:p text:style-name="P15"><text:tab/>This script file is used to run the code and contains the lines for compiling and running the above made cpp files. </text:p>
      <text:p text:style-name="P15"><text:tab/></text:p>
      <text:list xml:id="list230387654" text:style-name="L21">
        <text:list-item>
          <text:p text:style-name="P56"><text:span text:style-name="T35">Just type </text:span><text:span text:style-name="T37">./run.sh</text:span><text:span text:style-name="T35"> in the current directory in the terminal to run the implemented code.</text:span></text:p>
        </text:list-item>
      </text:list>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5:33:41.120682749</meta:creation-date>
    <dc:date>2018-11-30T09:35:07.669675667</dc:date>
    <meta:editing-duration>PT19M26S</meta:editing-duration>
    <meta:editing-cycles>10</meta:editing-cycles>
    <meta:generator>LibreOffice/6.0.6.2$Linux_X86_64 LibreOffice_project/00m0$Build-2</meta:generator>
    <meta:document-statistic meta:table-count="0" meta:image-count="0" meta:object-count="0" meta:page-count="13" meta:paragraph-count="305" meta:word-count="1902" meta:character-count="13462" meta:non-whitespace-character-count="11317"/>
  </office:meta>
</office:document-meta>
</file>